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0812" calcext:value-type="float">
            <text:p>0,470812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620556" calcext:value-type="float">
            <text:p>26,620556</text:p>
          </table:table-cell>
          <table:table-cell table:formula="of:=([.D2]-[.E2])^2" office:value-type="float" office:value="0.270981672480999" calcext:value-type="float">
            <text:p>0,2709816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7774" calcext:value-type="float">
            <text:p>0,467774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581062" calcext:value-type="float">
            <text:p>26,581062</text:p>
          </table:table-cell>
          <table:table-cell table:formula="of:=([.D3]-[.E3])^2" office:value-type="float" office:value="0.383090437248998" calcext:value-type="float">
            <text:p>0,3830904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9904" calcext:value-type="float">
            <text:p>0,529904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388752" calcext:value-type="float">
            <text:p>27,388752</text:p>
          </table:table-cell>
          <table:table-cell table:formula="of:=([.D4]-[.E4])^2" office:value-type="float" office:value="1.23488323000901" calcext:value-type="float">
            <text:p>1,23488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33355" calcext:value-type="float">
            <text:p>0,633355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8.733615" calcext:value-type="float">
            <text:p>28,733615</text:p>
          </table:table-cell>
          <table:table-cell table:formula="of:=([.D5]-[.E5])^2" office:value-type="float" office:value="1.867024364881" calcext:value-type="float">
            <text:p>1,8670243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43153" calcext:value-type="float">
            <text:p>0,743153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160989" calcext:value-type="float">
            <text:p>30,160989</text:p>
          </table:table-cell>
          <table:table-cell table:formula="of:=([.D6]-[.E6])^2" office:value-type="float" office:value="0.546137258120997" calcext:value-type="float">
            <text:p>0,5461372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4155" calcext:value-type="float">
            <text:p>0,804155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954015" calcext:value-type="float">
            <text:p>30,954015</text:p>
          </table:table-cell>
          <table:table-cell table:formula="of:=([.D7]-[.E7])^2" office:value-type="float" office:value="0.0237193881209991" calcext:value-type="float">
            <text:p>0,02371938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9514" calcext:value-type="float">
            <text:p>0,769514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503682" calcext:value-type="float">
            <text:p>30,503682</text:p>
          </table:table-cell>
          <table:table-cell table:formula="of:=([.D8]-[.E8])^2" office:value-type="float" office:value="0.355601120328998" calcext:value-type="float">
            <text:p>0,35560112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50254" calcext:value-type="float">
            <text:p>0,750254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253302" calcext:value-type="float">
            <text:p>30,253302</text:p>
          </table:table-cell>
          <table:table-cell table:formula="of:=([.D9]-[.E9])^2" office:value-type="float" office:value="0.557551929635997" calcext:value-type="float">
            <text:p>0,5575519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0723" calcext:value-type="float">
            <text:p>0,70723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69399" calcext:value-type="float">
            <text:p>29,69399</text:p>
          </table:table-cell>
          <table:table-cell table:formula="of:=([.D10]-[.E10])^2" office:value-type="float" office:value="3.632866496064" calcext:value-type="float">
            <text:p>3,6328664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23013" calcext:value-type="float">
            <text:p>0,723013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899169" calcext:value-type="float">
            <text:p>29,899169</text:p>
          </table:table-cell>
          <table:table-cell table:formula="of:=([.D11]-[.E11])^2" office:value-type="float" office:value="0.249174682276" calcext:value-type="float">
            <text:p>0,24917468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05411" calcext:value-type="float">
            <text:p>0,605411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370343" calcext:value-type="float">
            <text:p>28,370343</text:p>
          </table:table-cell>
          <table:table-cell table:formula="of:=([.D12]-[.E12])^2" office:value-type="float" office:value="0.108671759716003" calcext:value-type="float">
            <text:p>0,1086717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275" calcext:value-type="float">
            <text:p>0,58275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07575" calcext:value-type="float">
            <text:p>28,07575</text:p>
          </table:table-cell>
          <table:table-cell table:formula="of:=([.D13]-[.E13])^2" office:value-type="float" office:value="0.226336159504003" calcext:value-type="float">
            <text:p>0,2263361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4726" calcext:value-type="float">
            <text:p>0,534726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451438" calcext:value-type="float">
            <text:p>27,451438</text:p>
          </table:table-cell>
          <table:table-cell table:formula="of:=([.D14]-[.E14])^2" office:value-type="float" office:value="0.424377982248996" calcext:value-type="float">
            <text:p>0,42437798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6298" calcext:value-type="float">
            <text:p>0,476298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91874" calcext:value-type="float">
            <text:p>26,691874</text:p>
          </table:table-cell>
          <table:table-cell table:formula="of:=([.D15]-[.E15])^2" office:value-type="float" office:value="0.0116901506410001" calcext:value-type="float">
            <text:p>0,0116901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0946" calcext:value-type="float">
            <text:p>0,480946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752298" calcext:value-type="float">
            <text:p>26,752298</text:p>
          </table:table-cell>
          <table:table-cell table:formula="of:=([.D16]-[.E16])^2" office:value-type="float" office:value="0.0613562808039984" calcext:value-type="float">
            <text:p>0,06135628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6677" calcext:value-type="float">
            <text:p>0,486677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826801" calcext:value-type="float">
            <text:p>26,826801</text:p>
          </table:table-cell>
          <table:table-cell table:formula="of:=([.D17]-[.E17])^2" office:value-type="float" office:value="0.277517186400997" calcext:value-type="float">
            <text:p>0,2775171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4997" calcext:value-type="float">
            <text:p>0,464997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544961" calcext:value-type="float">
            <text:p>26,544961</text:p>
          </table:table-cell>
          <table:table-cell table:formula="of:=([.D18]-[.E18])^2" office:value-type="float" office:value="0.892943731849004" calcext:value-type="float">
            <text:p>0,8929437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4099" calcext:value-type="float">
            <text:p>0,434099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143287" calcext:value-type="float">
            <text:p>26,143287</text:p>
          </table:table-cell>
          <table:table-cell table:formula="of:=([.D19]-[.E19])^2" office:value-type="float" office:value="0.0659005375209996" calcext:value-type="float">
            <text:p>0,0659005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3638" calcext:value-type="float">
            <text:p>0,463638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527294" calcext:value-type="float">
            <text:p>26,527294</text:p>
          </table:table-cell>
          <table:table-cell table:formula="of:=([.D20]-[.E20])^2" office:value-type="float" office:value="3.71444288952099" calcext:value-type="float">
            <text:p>3,7144428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88841" calcext:value-type="float">
            <text:p>0,388841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554933" calcext:value-type="float">
            <text:p>25,554933</text:p>
          </table:table-cell>
          <table:table-cell table:formula="of:=([.D21]-[.E21])^2" office:value-type="float" office:value="1.33387023448901" calcext:value-type="float">
            <text:p>1,3338702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61588" calcext:value-type="float">
            <text:p>0,361588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200644" calcext:value-type="float">
            <text:p>25,200644</text:p>
          </table:table-cell>
          <table:table-cell table:formula="of:=([.D22]-[.E22])^2" office:value-type="float" office:value="5.292985821201" calcext:value-type="float">
            <text:p>5,2929858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35886" calcext:value-type="float">
            <text:p>0,335886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4.866518" calcext:value-type="float">
            <text:p>24,866518</text:p>
          </table:table-cell>
          <table:table-cell table:formula="of:=([.D23]-[.E23])^2" office:value-type="float" office:value="2.777295576484" calcext:value-type="float">
            <text:p>2,7772955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03057" calcext:value-type="float">
            <text:p>0,303057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439741" calcext:value-type="float">
            <text:p>24,439741</text:p>
          </table:table-cell>
          <table:table-cell table:formula="of:=([.D24]-[.E24])^2" office:value-type="float" office:value="0.547213788121" calcext:value-type="float">
            <text:p>0,54721378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56381" calcext:value-type="float">
            <text:p>0,356381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5.132953" calcext:value-type="float">
            <text:p>25,132953</text:p>
          </table:table-cell>
          <table:table-cell table:formula="of:=([.D25]-[.E25])^2" office:value-type="float" office:value="2.349926504809" calcext:value-type="float">
            <text:p>2,3499265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60293" calcext:value-type="float">
            <text:p>0,360293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5.183809" calcext:value-type="float">
            <text:p>25,183809</text:p>
          </table:table-cell>
          <table:table-cell table:formula="of:=([.D26]-[.E26])^2" office:value-type="float" office:value="1.1746441161" calcext:value-type="float">
            <text:p>1,1746441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86219" calcext:value-type="float">
            <text:p>0,386219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5.520847" calcext:value-type="float">
            <text:p>25,520847</text:p>
          </table:table-cell>
          <table:table-cell table:formula="of:=([.D27]-[.E27])^2" office:value-type="float" office:value="0.0320957974089998" calcext:value-type="float">
            <text:p>0,03209579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69525" calcext:value-type="float">
            <text:p>0,469525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603825" calcext:value-type="float">
            <text:p>26,603825</text:p>
          </table:table-cell>
          <table:table-cell table:formula="of:=([.D28]-[.E28])^2" office:value-type="float" office:value="0.0000146076839999965" calcext:value-type="float">
            <text:p>1,46076839999965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5391" calcext:value-type="float">
            <text:p>0,55391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70083" calcext:value-type="float">
            <text:p>27,70083</text:p>
          </table:table-cell>
          <table:table-cell table:formula="of:=([.D29]-[.E29])^2" office:value-type="float" office:value="0.0895020905610016" calcext:value-type="float">
            <text:p>0,08950209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4523" calcext:value-type="float">
            <text:p>0,624523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618799" calcext:value-type="float">
            <text:p>28,618799</text:p>
          </table:table-cell>
          <table:table-cell table:formula="of:=([.D30]-[.E30])^2" office:value-type="float" office:value="0.269157590416003" calcext:value-type="float">
            <text:p>0,2691575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3376" calcext:value-type="float">
            <text:p>0,643376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863888" calcext:value-type="float">
            <text:p>28,863888</text:p>
          </table:table-cell>
          <table:table-cell table:formula="of:=([.D31]-[.E31])^2" office:value-type="float" office:value="0.746304204320988" calcext:value-type="float">
            <text:p>0,74630420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1022" calcext:value-type="float">
            <text:p>0,601022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313286" calcext:value-type="float">
            <text:p>28,313286</text:p>
          </table:table-cell>
          <table:table-cell table:formula="of:=([.D32]-[.E32])^2" office:value-type="float" office:value="0.471573370944" calcext:value-type="float">
            <text:p>0,47157337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5011" calcext:value-type="float">
            <text:p>0,645011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8.885143" calcext:value-type="float">
            <text:p>28,885143</text:p>
          </table:table-cell>
          <table:table-cell table:formula="of:=([.D33]-[.E33])^2" office:value-type="float" office:value="0.663985411608999" calcext:value-type="float">
            <text:p>0,66398541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7285" calcext:value-type="float">
            <text:p>0,677285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304705" calcext:value-type="float">
            <text:p>29,304705</text:p>
          </table:table-cell>
          <table:table-cell table:formula="of:=([.D34]-[.E34])^2" office:value-type="float" office:value="4.81932891820902" calcext:value-type="float">
            <text:p>4,8193289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1749" calcext:value-type="float">
            <text:p>0,791749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792737" calcext:value-type="float">
            <text:p>30,792737</text:p>
          </table:table-cell>
          <table:table-cell table:formula="of:=([.D35]-[.E35])^2" office:value-type="float" office:value="0.985516823824" calcext:value-type="float">
            <text:p>0,98551682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84736" calcext:value-type="float">
            <text:p>0,684736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401568" calcext:value-type="float">
            <text:p>29,401568</text:p>
          </table:table-cell>
          <table:table-cell table:formula="of:=([.D36]-[.E36])^2" office:value-type="float" office:value="1.003146471184" calcext:value-type="float">
            <text:p>1,00314647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8764" calcext:value-type="float">
            <text:p>0,58764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3932" calcext:value-type="float">
            <text:p>28,13932</text:p>
          </table:table-cell>
          <table:table-cell table:formula="of:=([.D37]-[.E37])^2" office:value-type="float" office:value="0.0572726264890016" calcext:value-type="float">
            <text:p>0,05727262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0835" calcext:value-type="float">
            <text:p>0,560835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90855" calcext:value-type="float">
            <text:p>27,790855</text:p>
          </table:table-cell>
          <table:table-cell table:formula="of:=([.D38]-[.E38])^2" office:value-type="float" office:value="1.418128485904" calcext:value-type="float">
            <text:p>1,41812848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2748" calcext:value-type="float">
            <text:p>0,472748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645724" calcext:value-type="float">
            <text:p>26,645724</text:p>
          </table:table-cell>
          <table:table-cell table:formula="of:=([.D39]-[.E39])^2" office:value-type="float" office:value="0.0603812670760006" calcext:value-type="float">
            <text:p>0,06038126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042" calcext:value-type="float">
            <text:p>0,46042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48546" calcext:value-type="float">
            <text:p>26,48546</text:p>
          </table:table-cell>
          <table:table-cell table:formula="of:=([.D40]-[.E40])^2" office:value-type="float" office:value="0.0343946697640015" calcext:value-type="float">
            <text:p>0,03439466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9656" calcext:value-type="float">
            <text:p>0,459656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75528" calcext:value-type="float">
            <text:p>26,475528</text:p>
          </table:table-cell>
          <table:table-cell table:formula="of:=([.D41]-[.E41])^2" office:value-type="float" office:value="0.00570478089999954" calcext:value-type="float">
            <text:p>0,00570478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9033" calcext:value-type="float">
            <text:p>0,459033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467429" calcext:value-type="float">
            <text:p>26,467429</text:p>
          </table:table-cell>
          <table:table-cell table:formula="of:=([.D42]-[.E42])^2" office:value-type="float" office:value="0.218488935184002" calcext:value-type="float">
            <text:p>0,21848893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6931" calcext:value-type="float">
            <text:p>0,456931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440103" calcext:value-type="float">
            <text:p>26,440103</text:p>
          </table:table-cell>
          <table:table-cell table:formula="of:=([.D43]-[.E43])^2" office:value-type="float" office:value="0.0576465694089994" calcext:value-type="float">
            <text:p>0,05764656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246" calcext:value-type="float">
            <text:p>0,46246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51198" calcext:value-type="float">
            <text:p>26,51198</text:p>
          </table:table-cell>
          <table:table-cell table:formula="of:=([.D44]-[.E44])^2" office:value-type="float" office:value="0.0973277766759996" calcext:value-type="float">
            <text:p>0,09732777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1082" calcext:value-type="float">
            <text:p>0,471082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624066" calcext:value-type="float">
            <text:p>26,624066</text:p>
          </table:table-cell>
          <table:table-cell table:formula="of:=([.D45]-[.E45])^2" office:value-type="float" office:value="0.389457124224998" calcext:value-type="float">
            <text:p>0,38945712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5969" calcext:value-type="float">
            <text:p>0,455969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427597" calcext:value-type="float">
            <text:p>26,427597</text:p>
          </table:table-cell>
          <table:table-cell table:formula="of:=([.D46]-[.E46])^2" office:value-type="float" office:value="0.278353318463998" calcext:value-type="float">
            <text:p>0,27835331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53767" calcext:value-type="float">
            <text:p>0,453767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398971" calcext:value-type="float">
            <text:p>26,398971</text:p>
          </table:table-cell>
          <table:table-cell table:formula="of:=([.D47]-[.E47])^2" office:value-type="float" office:value="2.55671785267599" calcext:value-type="float">
            <text:p>2,55671785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99579" calcext:value-type="float">
            <text:p>0,399579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694527" calcext:value-type="float">
            <text:p>25,694527</text:p>
          </table:table-cell>
          <table:table-cell table:formula="of:=([.D48]-[.E48])^2" office:value-type="float" office:value="0.0867467427839998" calcext:value-type="float">
            <text:p>0,08674674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7598" calcext:value-type="float">
            <text:p>0,407598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798774" calcext:value-type="float">
            <text:p>25,798774</text:p>
          </table:table-cell>
          <table:table-cell table:formula="of:=([.D49]-[.E49])^2" office:value-type="float" office:value="0.488287898176003" calcext:value-type="float">
            <text:p>0,48828789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8124" calcext:value-type="float">
            <text:p>0,418124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935612" calcext:value-type="float">
            <text:p>25,935612</text:p>
          </table:table-cell>
          <table:table-cell table:formula="of:=([.D50]-[.E50])^2" office:value-type="float" office:value="0.875366072100001" calcext:value-type="float">
            <text:p>0,8753660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8404" calcext:value-type="float">
            <text:p>0,398404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679252" calcext:value-type="float">
            <text:p>25,679252</text:p>
          </table:table-cell>
          <table:table-cell table:formula="of:=([.D51]-[.E51])^2" office:value-type="float" office:value="0.958932521000996" calcext:value-type="float">
            <text:p>0,9589325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1734" calcext:value-type="float">
            <text:p>0,401734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722542" calcext:value-type="float">
            <text:p>25,722542</text:p>
          </table:table-cell>
          <table:table-cell table:formula="of:=([.D52]-[.E52])^2" office:value-type="float" office:value="0.522064051599998" calcext:value-type="float">
            <text:p>0,52206405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2112" calcext:value-type="float">
            <text:p>0,402112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727456" calcext:value-type="float">
            <text:p>25,727456</text:p>
          </table:table-cell>
          <table:table-cell table:formula="of:=([.D53]-[.E53])^2" office:value-type="float" office:value="0.684673502500004" calcext:value-type="float">
            <text:p>0,6846735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11753" calcext:value-type="float">
            <text:p>0,411753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5.852789" calcext:value-type="float">
            <text:p>25,852789</text:p>
          </table:table-cell>
          <table:table-cell table:formula="of:=([.D54]-[.E54])^2" office:value-type="float" office:value="0.558328761795999" calcext:value-type="float">
            <text:p>0,55832876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89031" calcext:value-type="float">
            <text:p>0,489031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6.857403" calcext:value-type="float">
            <text:p>26,857403</text:p>
          </table:table-cell>
          <table:table-cell table:formula="of:=([.D55]-[.E55])^2" office:value-type="float" office:value="3.036647789604" calcext:value-type="float">
            <text:p>3,03664778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57809" calcext:value-type="float">
            <text:p>0,657809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9.051517" calcext:value-type="float">
            <text:p>29,051517</text:p>
          </table:table-cell>
          <table:table-cell table:formula="of:=([.D56]-[.E56])^2" office:value-type="float" office:value="0.121436916484" calcext:value-type="float">
            <text:p>0,1214369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27948" calcext:value-type="float">
            <text:p>0,727948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29.963324" calcext:value-type="float">
            <text:p>29,963324</text:p>
          </table:table-cell>
          <table:table-cell table:formula="of:=([.D57]-[.E57])^2" office:value-type="float" office:value="0.0266730957610004" calcext:value-type="float">
            <text:p>0,02667309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8583" calcext:value-type="float">
            <text:p>0,738583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101579" calcext:value-type="float">
            <text:p>30,101579</text:p>
          </table:table-cell>
          <table:table-cell table:formula="of:=([.D58]-[.E58])^2" office:value-type="float" office:value="0.637476093240996" calcext:value-type="float">
            <text:p>0,63747609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7915" calcext:value-type="float">
            <text:p>0,77915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62895" calcext:value-type="float">
            <text:p>30,62895</text:p>
          </table:table-cell>
          <table:table-cell table:formula="of:=([.D59]-[.E59])^2" office:value-type="float" office:value="0.531366644601" calcext:value-type="float">
            <text:p>0,53136664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8668" calcext:value-type="float">
            <text:p>0,678668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322684" calcext:value-type="float">
            <text:p>29,322684</text:p>
          </table:table-cell>
          <table:table-cell table:formula="of:=([.D60]-[.E60])^2" office:value-type="float" office:value="1.386080027761" calcext:value-type="float">
            <text:p>1,38608002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2627" calcext:value-type="float">
            <text:p>0,692627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504151" calcext:value-type="float">
            <text:p>29,504151</text:p>
          </table:table-cell>
          <table:table-cell table:formula="of:=([.D61]-[.E61])^2" office:value-type="float" office:value="0.484208614200997" calcext:value-type="float">
            <text:p>0,48420861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65529" calcext:value-type="float">
            <text:p>0,665529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9.151877" calcext:value-type="float">
            <text:p>29,151877</text:p>
          </table:table-cell>
          <table:table-cell table:formula="of:=([.D62]-[.E62])^2" office:value-type="float" office:value="1.098566015625" calcext:value-type="float">
            <text:p>1,09856601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5939" calcext:value-type="float">
            <text:p>0,645939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897207" calcext:value-type="float">
            <text:p>28,897207</text:p>
          </table:table-cell>
          <table:table-cell table:formula="of:=([.D63]-[.E63])^2" office:value-type="float" office:value="0.363364223208994" calcext:value-type="float">
            <text:p>0,36336422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26913" calcext:value-type="float">
            <text:p>0,626913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649869" calcext:value-type="float">
            <text:p>28,649869</text:p>
          </table:table-cell>
          <table:table-cell table:formula="of:=([.D64]-[.E64])^2" office:value-type="float" office:value="1.562180016384" calcext:value-type="float">
            <text:p>1,56218001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1123" calcext:value-type="float">
            <text:p>0,521123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274599" calcext:value-type="float">
            <text:p>27,274599</text:p>
          </table:table-cell>
          <table:table-cell table:formula="of:=([.D65]-[.E65])^2" office:value-type="float" office:value="2.80426841402501" calcext:value-type="float">
            <text:p>2,8042684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8714" calcext:value-type="float">
            <text:p>0,468714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593282" calcext:value-type="float">
            <text:p>26,593282</text:p>
          </table:table-cell>
          <table:table-cell table:formula="of:=([.D66]-[.E66])^2" office:value-type="float" office:value="1.672570571841" calcext:value-type="float">
            <text:p>1,67257057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5938" calcext:value-type="float">
            <text:p>0,435938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167194" calcext:value-type="float">
            <text:p>26,167194</text:p>
          </table:table-cell>
          <table:table-cell table:formula="of:=([.D67]-[.E67])^2" office:value-type="float" office:value="0.0176379648639992" calcext:value-type="float">
            <text:p>0,01763796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1218" calcext:value-type="float">
            <text:p>0,431218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105834" calcext:value-type="float">
            <text:p>26,105834</text:p>
          </table:table-cell>
          <table:table-cell table:formula="of:=([.D68]-[.E68])^2" office:value-type="float" office:value="0.0423655772410006" calcext:value-type="float">
            <text:p>0,04236557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4937" calcext:value-type="float">
            <text:p>0,444937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284181" calcext:value-type="float">
            <text:p>26,284181</text:p>
          </table:table-cell>
          <table:table-cell table:formula="of:=([.D69]-[.E69])^2" office:value-type="float" office:value="0.147591198975997" calcext:value-type="float">
            <text:p>0,1475911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3484" calcext:value-type="float">
            <text:p>0,453484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395292" calcext:value-type="float">
            <text:p>26,395292</text:p>
          </table:table-cell>
          <table:table-cell table:formula="of:=([.D70]-[.E70])^2" office:value-type="float" office:value="0.801556718208999" calcext:value-type="float">
            <text:p>0,80155671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4584" calcext:value-type="float">
            <text:p>0,444584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279592" calcext:value-type="float">
            <text:p>26,279592</text:p>
          </table:table-cell>
          <table:table-cell table:formula="of:=([.D71]-[.E71])^2" office:value-type="float" office:value="1.391442004836" calcext:value-type="float">
            <text:p>1,39144200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5571" calcext:value-type="float">
            <text:p>0,405571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772423" calcext:value-type="float">
            <text:p>25,772423</text:p>
          </table:table-cell>
          <table:table-cell table:formula="of:=([.D72]-[.E72])^2" office:value-type="float" office:value="0.94561232547599" calcext:value-type="float">
            <text:p>0,94561232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4127" calcext:value-type="float">
            <text:p>0,394127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623651" calcext:value-type="float">
            <text:p>25,623651</text:p>
          </table:table-cell>
          <table:table-cell table:formula="of:=([.D73]-[.E73])^2" office:value-type="float" office:value="0.678405911716002" calcext:value-type="float">
            <text:p>0,67840591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90499" calcext:value-type="float">
            <text:p>0,390499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576487" calcext:value-type="float">
            <text:p>25,576487</text:p>
          </table:table-cell>
          <table:table-cell table:formula="of:=([.D74]-[.E74])^2" office:value-type="float" office:value="1.158832873081" calcext:value-type="float">
            <text:p>1,15883287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3332" calcext:value-type="float">
            <text:p>0,383332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483316" calcext:value-type="float">
            <text:p>25,483316</text:p>
          </table:table-cell>
          <table:table-cell table:formula="of:=([.D75]-[.E75])^2" office:value-type="float" office:value="0.340250556100005" calcext:value-type="float">
            <text:p>0,34025055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8716" calcext:value-type="float">
            <text:p>0,398716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683308" calcext:value-type="float">
            <text:p>25,683308</text:p>
          </table:table-cell>
          <table:table-cell table:formula="of:=([.D76]-[.E76])^2" office:value-type="float" office:value="0.146922723025" calcext:value-type="float">
            <text:p>0,1469227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6913" calcext:value-type="float">
            <text:p>0,436913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179869" calcext:value-type="float">
            <text:p>26,179869</text:p>
          </table:table-cell>
          <table:table-cell table:formula="of:=([.D77]-[.E77])^2" office:value-type="float" office:value="0.270535216899998" calcext:value-type="float">
            <text:p>0,27053521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3532" calcext:value-type="float">
            <text:p>0,513532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175916" calcext:value-type="float">
            <text:p>27,175916</text:p>
          </table:table-cell>
          <table:table-cell table:formula="of:=([.D78]-[.E78])^2" office:value-type="float" office:value="2.48349863174401" calcext:value-type="float">
            <text:p>2,48349863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79097" calcext:value-type="float">
            <text:p>0,479097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728261" calcext:value-type="float">
            <text:p>26,728261</text:p>
          </table:table-cell>
          <table:table-cell table:formula="of:=([.D79]-[.E79])^2" office:value-type="float" office:value="4.52947360153602" calcext:value-type="float">
            <text:p>4,52947360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9492" calcext:value-type="float">
            <text:p>0,389492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563396" calcext:value-type="float">
            <text:p>25,563396</text:p>
          </table:table-cell>
          <table:table-cell table:formula="of:=([.D80]-[.E80])^2" office:value-type="float" office:value="0.582778033200994" calcext:value-type="float">
            <text:p>0,58277803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7832" calcext:value-type="float">
            <text:p>0,397832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671816" calcext:value-type="float">
            <text:p>25,671816</text:p>
          </table:table-cell>
          <table:table-cell table:formula="of:=([.D81]-[.E81])^2" office:value-type="float" office:value="1.272787856041" calcext:value-type="float">
            <text:p>1,2727878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72972" calcext:value-type="float">
            <text:p>0,472972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648636" calcext:value-type="float">
            <text:p>26,648636</text:p>
          </table:table-cell>
          <table:table-cell table:formula="of:=([.D82]-[.E82])^2" office:value-type="float" office:value="0.123456660496" calcext:value-type="float">
            <text:p>0,12345666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61045" calcext:value-type="float">
            <text:p>0,561045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793585" calcext:value-type="float">
            <text:p>27,793585</text:p>
          </table:table-cell>
          <table:table-cell table:formula="of:=([.D83]-[.E83])^2" office:value-type="float" office:value="0.821582713744006" calcext:value-type="float">
            <text:p>0,82158271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49361" calcext:value-type="float">
            <text:p>0,649361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8.941693" calcext:value-type="float">
            <text:p>28,941693</text:p>
          </table:table-cell>
          <table:table-cell table:formula="of:=([.D84]-[.E84])^2" office:value-type="float" office:value="0.0200752059690003" calcext:value-type="float">
            <text:p>0,0200752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3798" calcext:value-type="float">
            <text:p>0,683798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389374" calcext:value-type="float">
            <text:p>29,389374</text:p>
          </table:table-cell>
          <table:table-cell table:formula="of:=([.D85]-[.E85])^2" office:value-type="float" office:value="2.52612878440001" calcext:value-type="float">
            <text:p>2,52612878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3922" calcext:value-type="float">
            <text:p>0,573922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7.960986" calcext:value-type="float">
            <text:p>27,960986</text:p>
          </table:table-cell>
          <table:table-cell table:formula="of:=([.D86]-[.E86])^2" office:value-type="float" office:value="0.0193235020810004" calcext:value-type="float">
            <text:p>0,01932350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0344" calcext:value-type="float">
            <text:p>0,580344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8.044472" calcext:value-type="float">
            <text:p>28,044472</text:p>
          </table:table-cell>
          <table:table-cell table:formula="of:=([.D87]-[.E87])^2" office:value-type="float" office:value="1.30980700302401" calcext:value-type="float">
            <text:p>1,3098070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9082" calcext:value-type="float">
            <text:p>0,499082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6.988066" calcext:value-type="float">
            <text:p>26,988066</text:p>
          </table:table-cell>
          <table:table-cell table:formula="of:=([.D88]-[.E88])^2" office:value-type="float" office:value="0.621038563599997" calcext:value-type="float">
            <text:p>0,62103856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6811" calcext:value-type="float">
            <text:p>0,456811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438543" calcext:value-type="float">
            <text:p>26,438543</text:p>
          </table:table-cell>
          <table:table-cell table:formula="of:=([.D89]-[.E89])^2" office:value-type="float" office:value="1.2962733316" calcext:value-type="float">
            <text:p>1,29627333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9286" calcext:value-type="float">
            <text:p>0,429286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6.080718" calcext:value-type="float">
            <text:p>26,080718</text:p>
          </table:table-cell>
          <table:table-cell table:formula="of:=([.D90]-[.E90])^2" office:value-type="float" office:value="0.463378356960995" calcext:value-type="float">
            <text:p>0,4633783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8581" calcext:value-type="float">
            <text:p>0,408581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5.811553" calcext:value-type="float">
            <text:p>25,811553</text:p>
          </table:table-cell>
          <table:table-cell table:formula="of:=([.D91]-[.E91])^2" office:value-type="float" office:value="0.169376694915999" calcext:value-type="float">
            <text:p>0,16937669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773" calcext:value-type="float">
            <text:p>0,41773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93049" calcext:value-type="float">
            <text:p>25,93049</text:p>
          </table:table-cell>
          <table:table-cell table:formula="of:=([.D92]-[.E92])^2" office:value-type="float" office:value="0.281420701080998" calcext:value-type="float">
            <text:p>0,2814207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0651" calcext:value-type="float">
            <text:p>0,420651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5.968463" calcext:value-type="float">
            <text:p>25,968463</text:p>
          </table:table-cell>
          <table:table-cell table:formula="of:=([.D93]-[.E93])^2" office:value-type="float" office:value="0.754231456225001" calcext:value-type="float">
            <text:p>0,75423145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7724" calcext:value-type="float">
            <text:p>0,417724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930412" calcext:value-type="float">
            <text:p>25,930412</text:p>
          </table:table-cell>
          <table:table-cell table:formula="of:=([.D94]-[.E94])^2" office:value-type="float" office:value="1.27783807222499" calcext:value-type="float">
            <text:p>1,27783807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7153" calcext:value-type="float">
            <text:p>0,397153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662989" calcext:value-type="float">
            <text:p>25,662989</text:p>
          </table:table-cell>
          <table:table-cell table:formula="of:=([.D95]-[.E95])^2" office:value-type="float" office:value="0.744755192063997" calcext:value-type="float">
            <text:p>0,74475519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95268" calcext:value-type="float">
            <text:p>0,395268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638484" calcext:value-type="float">
            <text:p>25,638484</text:p>
          </table:table-cell>
          <table:table-cell table:formula="of:=([.D96]-[.E96])^2" office:value-type="float" office:value="1.533842618256" calcext:value-type="float">
            <text:p>1,5338426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80064" calcext:value-type="float">
            <text:p>0,380064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440832" calcext:value-type="float">
            <text:p>25,440832</text:p>
          </table:table-cell>
          <table:table-cell table:formula="of:=([.D97]-[.E97])^2" office:value-type="float" office:value="0.0671680522239995" calcext:value-type="float">
            <text:p>0,06716805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1542" calcext:value-type="float">
            <text:p>0,431542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110046" calcext:value-type="float">
            <text:p>26,110046</text:p>
          </table:table-cell>
          <table:table-cell table:formula="of:=([.D98]-[.E98])^2" office:value-type="float" office:value="2.5922610025" calcext:value-type="float">
            <text:p>2,59226100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10877" calcext:value-type="float">
            <text:p>0,410877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5.841401" calcext:value-type="float">
            <text:p>25,841401</text:p>
          </table:table-cell>
          <table:table-cell table:formula="of:=([.D99]-[.E99])^2" office:value-type="float" office:value="3.032480925604" calcext:value-type="float">
            <text:p>3,03248092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54878" calcext:value-type="float">
            <text:p>0,354878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5.113414" calcext:value-type="float">
            <text:p>25,113414</text:p>
          </table:table-cell>
          <table:table-cell table:formula="of:=([.D100]-[.E100])^2" office:value-type="float" office:value="0.661635828099996" calcext:value-type="float">
            <text:p>0,6616358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81373" calcext:value-type="float">
            <text:p>0,381373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457849" calcext:value-type="float">
            <text:p>25,457849</text:p>
          </table:table-cell>
          <table:table-cell table:formula="of:=([.D101]-[.E101])^2" office:value-type="float" office:value="1.304515759716" calcext:value-type="float">
            <text:p>1,30451575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9996" calcext:value-type="float">
            <text:p>0,469996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609948" calcext:value-type="float">
            <text:p>26,609948</text:p>
          </table:table-cell>
          <table:table-cell table:formula="of:=([.D102]-[.E102])^2" office:value-type="float" office:value="0.656022242303999" calcext:value-type="float">
            <text:p>0,65602224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10159" calcext:value-type="float">
            <text:p>0,510159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7.132067" calcext:value-type="float">
            <text:p>27,132067</text:p>
          </table:table-cell>
          <table:table-cell table:formula="of:=([.D103]-[.E103])^2" office:value-type="float" office:value="5.43855048489999" calcext:value-type="float">
            <text:p>5,43855048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06823" calcext:value-type="float">
            <text:p>0,406823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5.788699" calcext:value-type="float">
            <text:p>25,788699</text:p>
          </table:table-cell>
          <table:table-cell table:formula="of:=([.D104]-[.E104])^2" office:value-type="float" office:value="2.284033735204" calcext:value-type="float">
            <text:p>2,28403373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11539" calcext:value-type="float">
            <text:p>0,511539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150007" calcext:value-type="float">
            <text:p>27,150007</text:p>
          </table:table-cell>
          <table:table-cell table:formula="of:=([.D105]-[.E105])^2" office:value-type="float" office:value="0.562494000015999" calcext:value-type="float">
            <text:p>0,5624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0283" calcext:value-type="float">
            <text:p>0,60283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33679" calcext:value-type="float">
            <text:p>28,33679</text:p>
          </table:table-cell>
          <table:table-cell table:formula="of:=([.D106]-[.E106])^2" office:value-type="float" office:value="0.00399499843600012" calcext:value-type="float">
            <text:p>0,00399499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33762" calcext:value-type="float">
            <text:p>0,633762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738906" calcext:value-type="float">
            <text:p>28,738906</text:p>
          </table:table-cell>
          <table:table-cell table:formula="of:=([.D107]-[.E107])^2" office:value-type="float" office:value="0.0681690324639989" calcext:value-type="float">
            <text:p>0,06816903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79594" calcext:value-type="float">
            <text:p>0,679594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334722" calcext:value-type="float">
            <text:p>29,334722</text:p>
          </table:table-cell>
          <table:table-cell table:formula="of:=([.D108]-[.E108])^2" office:value-type="float" office:value="6.424840964529" calcext:value-type="float">
            <text:p>6,42484096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08076" calcext:value-type="float">
            <text:p>0,508076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7.104988" calcext:value-type="float">
            <text:p>27,104988</text:p>
          </table:table-cell>
          <table:table-cell table:formula="of:=([.D109]-[.E109])^2" office:value-type="float" office:value="0.0000249200639999434" calcext:value-type="float">
            <text:p>2,49200639999434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8347" calcext:value-type="float">
            <text:p>0,508347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108511" calcext:value-type="float">
            <text:p>27,108511</text:p>
          </table:table-cell>
          <table:table-cell table:formula="of:=([.D110]-[.E110])^2" office:value-type="float" office:value="0.258580386063999" calcext:value-type="float">
            <text:p>0,25858038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7837" calcext:value-type="float">
            <text:p>0,487837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841881" calcext:value-type="float">
            <text:p>26,841881</text:p>
          </table:table-cell>
          <table:table-cell table:formula="of:=([.D111]-[.E111])^2" office:value-type="float" office:value="1.800658036996" calcext:value-type="float">
            <text:p>1,8006580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4009" calcext:value-type="float">
            <text:p>0,414009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5.882117" calcext:value-type="float">
            <text:p>25,882117</text:p>
          </table:table-cell>
          <table:table-cell table:formula="of:=([.D112]-[.E112])^2" office:value-type="float" office:value="0.964542016321006" calcext:value-type="float">
            <text:p>0,96454201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3316" calcext:value-type="float">
            <text:p>0,403316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743108" calcext:value-type="float">
            <text:p>25,743108</text:p>
          </table:table-cell>
          <table:table-cell table:formula="of:=([.D113]-[.E113])^2" office:value-type="float" office:value="1.117010130769" calcext:value-type="float">
            <text:p>1,11701013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2108" calcext:value-type="float">
            <text:p>0,462108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507404" calcext:value-type="float">
            <text:p>26,507404</text:p>
          </table:table-cell>
          <table:table-cell table:formula="of:=([.D114]-[.E114])^2" office:value-type="float" office:value="0.0430155896040008" calcext:value-type="float">
            <text:p>0,04301558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2059" calcext:value-type="float">
            <text:p>0,492059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896767" calcext:value-type="float">
            <text:p>26,896767</text:p>
          </table:table-cell>
          <table:table-cell table:formula="of:=([.D115]-[.E115])^2" office:value-type="float" office:value="0.804189258755999" calcext:value-type="float">
            <text:p>0,80418925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1972" calcext:value-type="float">
            <text:p>0,461972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505636" calcext:value-type="float">
            <text:p>26,505636</text:p>
          </table:table-cell>
          <table:table-cell table:formula="of:=([.D116]-[.E116])^2" office:value-type="float" office:value="0.0934096969000004" calcext:value-type="float">
            <text:p>0,09340969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5967" calcext:value-type="float">
            <text:p>0,485967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817571" calcext:value-type="float">
            <text:p>26,817571</text:p>
          </table:table-cell>
          <table:table-cell table:formula="of:=([.D117]-[.E117])^2" office:value-type="float" office:value="0.000308915776000064" calcext:value-type="float">
            <text:p>0,00030891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494" calcext:value-type="float">
            <text:p>0,49494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93422" calcext:value-type="float">
            <text:p>26,93422</text:p>
          </table:table-cell>
          <table:table-cell table:formula="of:=([.D118]-[.E118])^2" office:value-type="float" office:value="0.872765139960998" calcext:value-type="float">
            <text:p>0,872765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5104" calcext:value-type="float">
            <text:p>0,465104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546352" calcext:value-type="float">
            <text:p>26,546352</text:p>
          </table:table-cell>
          <table:table-cell table:formula="of:=([.D119]-[.E119])^2" office:value-type="float" office:value="0.119955551715998" calcext:value-type="float">
            <text:p>0,11995555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4061" calcext:value-type="float">
            <text:p>0,464061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532793" calcext:value-type="float">
            <text:p>26,532793</text:p>
          </table:table-cell>
          <table:table-cell table:formula="of:=([.D120]-[.E120])^2" office:value-type="float" office:value="1.066671708804" calcext:value-type="float">
            <text:p>1,06667170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9389" calcext:value-type="float">
            <text:p>0,439389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212057" calcext:value-type="float">
            <text:p>26,212057</text:p>
          </table:table-cell>
          <table:table-cell table:formula="of:=([.D121]-[.E121])^2" office:value-type="float" office:value="0.831842498916002" calcext:value-type="float">
            <text:p>0,83184249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8403" calcext:value-type="float">
            <text:p>0,408403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809239" calcext:value-type="float">
            <text:p>25,809239</text:p>
          </table:table-cell>
          <table:table-cell table:formula="of:=([.D122]-[.E122])^2" office:value-type="float" office:value="0.654864522168999" calcext:value-type="float">
            <text:p>0,65486452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6783" calcext:value-type="float">
            <text:p>0,406783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788179" calcext:value-type="float">
            <text:p>25,788179</text:p>
          </table:table-cell>
          <table:table-cell table:formula="of:=([.D123]-[.E123])^2" office:value-type="float" office:value="0.345961594225003" calcext:value-type="float">
            <text:p>0,34596159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5947" calcext:value-type="float">
            <text:p>0,405947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777311" calcext:value-type="float">
            <text:p>25,777311</text:p>
          </table:table-cell>
          <table:table-cell table:formula="of:=([.D124]-[.E124])^2" office:value-type="float" office:value="1.386049417636" calcext:value-type="float">
            <text:p>1,38604941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2509" calcext:value-type="float">
            <text:p>0,392509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602617" calcext:value-type="float">
            <text:p>25,602617</text:p>
          </table:table-cell>
          <table:table-cell table:formula="of:=([.D125]-[.E125])^2" office:value-type="float" office:value="1.20424725392399" calcext:value-type="float">
            <text:p>1,20424725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73615" calcext:value-type="float">
            <text:p>0,473615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656995" calcext:value-type="float">
            <text:p>26,656995</text:p>
          </table:table-cell>
          <table:table-cell table:formula="of:=([.D126]-[.E126])^2" office:value-type="float" office:value="4.59249614612098" calcext:value-type="float">
            <text:p>4,59249614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71152" calcext:value-type="float">
            <text:p>0,671152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224976" calcext:value-type="float">
            <text:p>29,224976</text:p>
          </table:table-cell>
          <table:table-cell table:formula="of:=([.D127]-[.E127])^2" office:value-type="float" office:value="0.000623650728999785" calcext:value-type="float">
            <text:p>0,00062365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6024" calcext:value-type="float">
            <text:p>0,716024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808312" calcext:value-type="float">
            <text:p>29,808312</text:p>
          </table:table-cell>
          <table:table-cell table:formula="of:=([.D128]-[.E128])^2" office:value-type="float" office:value="0.350087589123998" calcext:value-type="float">
            <text:p>0,35008758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1224" calcext:value-type="float">
            <text:p>0,771224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525912" calcext:value-type="float">
            <text:p>30,525912</text:p>
          </table:table-cell>
          <table:table-cell table:formula="of:=([.D129]-[.E129])^2" office:value-type="float" office:value="0.224755639056001" calcext:value-type="float">
            <text:p>0,22475563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90949" calcext:value-type="float">
            <text:p>0,790949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782337" calcext:value-type="float">
            <text:p>30,782337</text:p>
          </table:table-cell>
          <table:table-cell table:formula="of:=([.D130]-[.E130])^2" office:value-type="float" office:value="0.0797124875560013" calcext:value-type="float">
            <text:p>0,07971248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4421" calcext:value-type="float">
            <text:p>0,714421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787473" calcext:value-type="float">
            <text:p>29,787473</text:p>
          </table:table-cell>
          <table:table-cell table:formula="of:=([.D131]-[.E131])^2" office:value-type="float" office:value="1.237716325729" calcext:value-type="float">
            <text:p>1,23771632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20736" calcext:value-type="float">
            <text:p>0,720736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869568" calcext:value-type="float">
            <text:p>29,869568</text:p>
          </table:table-cell>
          <table:table-cell table:formula="of:=([.D132]-[.E132])^2" office:value-type="float" office:value="2.658315028356" calcext:value-type="float">
            <text:p>2,65831502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26569" calcext:value-type="float">
            <text:p>0,726569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29.945397" calcext:value-type="float">
            <text:p>29,945397</text:p>
          </table:table-cell>
          <table:table-cell table:formula="of:=([.D133]-[.E133])^2" office:value-type="float" office:value="0.307587815236" calcext:value-type="float">
            <text:p>0,30758781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61985" calcext:value-type="float">
            <text:p>0,661985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9.105805" calcext:value-type="float">
            <text:p>29,105805</text:p>
          </table:table-cell>
          <table:table-cell table:formula="of:=([.D134]-[.E134])^2" office:value-type="float" office:value="0.481913640000003" calcext:value-type="float">
            <text:p>0,481913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7065" calcext:value-type="float">
            <text:p>0,637065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781845" calcext:value-type="float">
            <text:p>28,781845</text:p>
          </table:table-cell>
          <table:table-cell table:formula="of:=([.D135]-[.E135])^2" office:value-type="float" office:value="0.464919422499996" calcext:value-type="float">
            <text:p>0,46491942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5254" calcext:value-type="float">
            <text:p>0,555254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718302" calcext:value-type="float">
            <text:p>27,718302</text:p>
          </table:table-cell>
          <table:table-cell table:formula="of:=([.D136]-[.E136])^2" office:value-type="float" office:value="0.515957763204002" calcext:value-type="float">
            <text:p>0,51595776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0462" calcext:value-type="float">
            <text:p>0,50462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7.06006" calcext:value-type="float">
            <text:p>27,06006</text:p>
          </table:table-cell>
          <table:table-cell table:formula="of:=([.D137]-[.E137])^2" office:value-type="float" office:value="4.16133072435601" calcext:value-type="float">
            <text:p>4,16133072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58194" calcext:value-type="float">
            <text:p>0,558194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756522" calcext:value-type="float">
            <text:p>27,756522</text:p>
          </table:table-cell>
          <table:table-cell table:formula="of:=([.D138]-[.E138])^2" office:value-type="float" office:value="1.578862614784" calcext:value-type="float">
            <text:p>1,57886261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4788" calcext:value-type="float">
            <text:p>0,454788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412244" calcext:value-type="float">
            <text:p>26,412244</text:p>
          </table:table-cell>
          <table:table-cell table:formula="of:=([.D139]-[.E139])^2" office:value-type="float" office:value="0.0125982665640004" calcext:value-type="float">
            <text:p>0,01259826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8789" calcext:value-type="float">
            <text:p>0,458789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464257" calcext:value-type="float">
            <text:p>26,464257</text:p>
          </table:table-cell>
          <table:table-cell table:formula="of:=([.D140]-[.E140])^2" office:value-type="float" office:value="13.218670791001" calcext:value-type="float">
            <text:p>13,2186707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4259" calcext:value-type="float">
            <text:p>0,64259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85367" calcext:value-type="float">
            <text:p>28,85367</text:p>
          </table:table-cell>
          <table:table-cell table:formula="of:=([.D141]-[.E141])^2" office:value-type="float" office:value="6.52122025422401" calcext:value-type="float">
            <text:p>6,52122025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1145" calcext:value-type="float">
            <text:p>0,441145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234885" calcext:value-type="float">
            <text:p>26,234885</text:p>
          </table:table-cell>
          <table:table-cell table:formula="of:=([.D142]-[.E142])^2" office:value-type="float" office:value="0.0042402236890001" calcext:value-type="float">
            <text:p>0,00424022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3425" calcext:value-type="float">
            <text:p>0,463425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524525" calcext:value-type="float">
            <text:p>26,524525</text:p>
          </table:table-cell>
          <table:table-cell table:formula="of:=([.D143]-[.E143])^2" office:value-type="float" office:value="0.390025230399996" calcext:value-type="float">
            <text:p>0,39002523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9448" calcext:value-type="float">
            <text:p>0,49448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6.92824" calcext:value-type="float">
            <text:p>26,92824</text:p>
          </table:table-cell>
          <table:table-cell table:formula="of:=([.D144]-[.E144])^2" office:value-type="float" office:value="17.403623215225" calcext:value-type="float">
            <text:p>17,40362321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92949" calcext:value-type="float">
            <text:p>0,592949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8.208337" calcext:value-type="float">
            <text:p>28,208337</text:p>
          </table:table-cell>
          <table:table-cell table:formula="of:=([.D145]-[.E145])^2" office:value-type="float" office:value="6.80340103888901" calcext:value-type="float">
            <text:p>6,80340103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44442" calcext:value-type="float">
            <text:p>0,444442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6.277746" calcext:value-type="float">
            <text:p>26,277746</text:p>
          </table:table-cell>
          <table:table-cell table:formula="of:=([.D146]-[.E146])^2" office:value-type="float" office:value="4.938435063081" calcext:value-type="float">
            <text:p>4,93843506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9464" calcext:value-type="float">
            <text:p>0,529464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7.383032" calcext:value-type="float">
            <text:p>27,383032</text:p>
          </table:table-cell>
          <table:table-cell table:formula="of:=([.D147]-[.E147])^2" office:value-type="float" office:value="3.17918884878401" calcext:value-type="float">
            <text:p>3,17918884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7808" calcext:value-type="float">
            <text:p>0,507808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7.101504" calcext:value-type="float">
            <text:p>27,101504</text:p>
          </table:table-cell>
          <table:table-cell table:formula="of:=([.D148]-[.E148])^2" office:value-type="float" office:value="3.24540585300099" calcext:value-type="float">
            <text:p>3,2454058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85381" calcext:value-type="float">
            <text:p>0,385381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5.509953" calcext:value-type="float">
            <text:p>25,509953</text:p>
          </table:table-cell>
          <table:table-cell table:formula="of:=([.D149]-[.E149])^2" office:value-type="float" office:value="27.984639582601" calcext:value-type="float">
            <text:p>27,98463958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38371" calcext:value-type="float">
            <text:p>0,638371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8.798823" calcext:value-type="float">
            <text:p>28,798823</text:p>
          </table:table-cell>
          <table:table-cell table:formula="of:=([.D150]-[.E150])^2" office:value-type="float" office:value="11.552004582976" calcext:value-type="float">
            <text:p>11,552004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92045" calcext:value-type="float">
            <text:p>0,392045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5.596585" calcext:value-type="float">
            <text:p>25,596585</text:p>
          </table:table-cell>
          <table:table-cell table:formula="of:=([.D151]-[.E151])^2" office:value-type="float" office:value="29.196850434921" calcext:value-type="float">
            <text:p>29,19685043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610919" calcext:value-type="float">
            <text:p>0,610919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8.441947" calcext:value-type="float">
            <text:p>28,441947</text:p>
          </table:table-cell>
          <table:table-cell table:formula="of:=([.D152]-[.E152])^2" office:value-type="float" office:value="8.655081570304" calcext:value-type="float">
            <text:p>8,65508157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487343" calcext:value-type="float">
            <text:p>0,487343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6.835459" calcext:value-type="float">
            <text:p>26,835459</text:p>
          </table:table-cell>
          <table:table-cell table:formula="of:=([.D153]-[.E153])^2" office:value-type="float" office:value="20.835089315209" calcext:value-type="float">
            <text:p>20,8350893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5978" calcext:value-type="float">
            <text:p>0,55978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7.77714" calcext:value-type="float">
            <text:p>27,77714</text:p>
          </table:table-cell>
          <table:table-cell table:formula="of:=([.D154]-[.E154])^2" office:value-type="float" office:value="0.0313778710440023" calcext:value-type="float">
            <text:p>0,0313778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05143" calcext:value-type="float">
            <text:p>0,605143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8.366859" calcext:value-type="float">
            <text:p>28,366859</text:p>
          </table:table-cell>
          <table:table-cell table:formula="of:=([.D155]-[.E155])^2" office:value-type="float" office:value="2.77842225960001" calcext:value-type="float">
            <text:p>2,77842225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62143" calcext:value-type="float">
            <text:p>0,462143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6.507859" calcext:value-type="float">
            <text:p>26,507859</text:p>
          </table:table-cell>
          <table:table-cell table:formula="of:=([.D156]-[.E156])^2" office:value-type="float" office:value="0.0084905167360002" calcext:value-type="float">
            <text:p>0,00849051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42825" calcext:value-type="float">
            <text:p>0,542825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556725" calcext:value-type="float">
            <text:p>27,556725</text:p>
          </table:table-cell>
          <table:table-cell table:formula="of:=([.D157]-[.E157])^2" office:value-type="float" office:value="10.518858671841" calcext:value-type="float">
            <text:p>10,51885867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76966" calcext:value-type="float">
            <text:p>0,576966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8.000558" calcext:value-type="float">
            <text:p>28,000558</text:p>
          </table:table-cell>
          <table:table-cell table:formula="of:=([.D158]-[.E158])^2" office:value-type="float" office:value="2.558214711364" calcext:value-type="float">
            <text:p>2,55821471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09095" calcext:value-type="float">
            <text:p>0,709095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718235" calcext:value-type="float">
            <text:p>29,718235</text:p>
          </table:table-cell>
          <table:table-cell table:formula="of:=([.D159]-[.E159])^2" office:value-type="float" office:value="3.30596760582401" calcext:value-type="float">
            <text:p>3,30596760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79745" calcext:value-type="float">
            <text:p>0,579745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8.036685" calcext:value-type="float">
            <text:p>28,036685</text:p>
          </table:table-cell>
          <table:table-cell table:formula="of:=([.D160]-[.E160])^2" office:value-type="float" office:value="1.074715789225" calcext:value-type="float">
            <text:p>1,07471578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8159" calcext:value-type="float">
            <text:p>0,548159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626067" calcext:value-type="float">
            <text:p>27,626067</text:p>
          </table:table-cell>
          <table:table-cell table:formula="of:=([.D161]-[.E161])^2" office:value-type="float" office:value="1.052807332096" calcext:value-type="float">
            <text:p>1,05280733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396" calcext:value-type="float">
            <text:p>0,47396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66148" calcext:value-type="float">
            <text:p>26,66148</text:p>
          </table:table-cell>
          <table:table-cell table:formula="of:=([.D162]-[.E162])^2" office:value-type="float" office:value="0.00148371336099979" calcext:value-type="float">
            <text:p>0,00148371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3996" calcext:value-type="float">
            <text:p>0,463996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531948" calcext:value-type="float">
            <text:p>26,531948</text:p>
          </table:table-cell>
          <table:table-cell table:formula="of:=([.D163]-[.E163])^2" office:value-type="float" office:value="0.0174108024999999" calcext:value-type="float">
            <text:p>0,01741080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5225" calcext:value-type="float">
            <text:p>0,465225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547925" calcext:value-type="float">
            <text:p>26,547925</text:p>
          </table:table-cell>
          <table:table-cell table:formula="of:=([.D164]-[.E164])^2" office:value-type="float" office:value="0.0614658139290001" calcext:value-type="float">
            <text:p>0,0614658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5557" calcext:value-type="float">
            <text:p>0,465557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552241" calcext:value-type="float">
            <text:p>26,552241</text:p>
          </table:table-cell>
          <table:table-cell table:formula="of:=([.D165]-[.E165])^2" office:value-type="float" office:value="0.0218324265639988" calcext:value-type="float">
            <text:p>0,02183242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2265" calcext:value-type="float">
            <text:p>0,492265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899445" calcext:value-type="float">
            <text:p>26,899445</text:p>
          </table:table-cell>
          <table:table-cell table:formula="of:=([.D166]-[.E166])^2" office:value-type="float" office:value="0.249447305809" calcext:value-type="float">
            <text:p>0,24944730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0731" calcext:value-type="float">
            <text:p>0,480731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749503" calcext:value-type="float">
            <text:p>26,749503</text:p>
          </table:table-cell>
          <table:table-cell table:formula="of:=([.D167]-[.E167])^2" office:value-type="float" office:value="0.561753248003994" calcext:value-type="float">
            <text:p>0,5617532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6427" calcext:value-type="float">
            <text:p>0,456427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433551" calcext:value-type="float">
            <text:p>26,433551</text:p>
          </table:table-cell>
          <table:table-cell table:formula="of:=([.D168]-[.E168])^2" office:value-type="float" office:value="0.401391938025002" calcext:value-type="float">
            <text:p>0,4013919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6564" calcext:value-type="float">
            <text:p>0,446564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305332" calcext:value-type="float">
            <text:p>26,305332</text:p>
          </table:table-cell>
          <table:table-cell table:formula="of:=([.D169]-[.E169])^2" office:value-type="float" office:value="1.010686398241" calcext:value-type="float">
            <text:p>1,01068639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7148" calcext:value-type="float">
            <text:p>0,417148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922924" calcext:value-type="float">
            <text:p>25,922924</text:p>
          </table:table-cell>
          <table:table-cell table:formula="of:=([.D170]-[.E170])^2" office:value-type="float" office:value="0.388030572241002" calcext:value-type="float">
            <text:p>0,38803057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1713" calcext:value-type="float">
            <text:p>0,411713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852269" calcext:value-type="float">
            <text:p>25,852269</text:p>
          </table:table-cell>
          <table:table-cell table:formula="of:=([.D171]-[.E171])^2" office:value-type="float" office:value="0.565911657441001" calcext:value-type="float">
            <text:p>0,56591165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10407" calcext:value-type="float">
            <text:p>0,410407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835291" calcext:value-type="float">
            <text:p>25,835291</text:p>
          </table:table-cell>
          <table:table-cell table:formula="of:=([.D172]-[.E172])^2" office:value-type="float" office:value="0.0183036546809997" calcext:value-type="float">
            <text:p>0,01830365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5299" calcext:value-type="float">
            <text:p>0,435299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158887" calcext:value-type="float">
            <text:p>26,158887</text:p>
          </table:table-cell>
          <table:table-cell table:formula="of:=([.D173]-[.E173])^2" office:value-type="float" office:value="1.302141160996" calcext:value-type="float">
            <text:p>1,3021411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4598" calcext:value-type="float">
            <text:p>0,54598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59774" calcext:value-type="float">
            <text:p>27,59774</text:p>
          </table:table-cell>
          <table:table-cell table:formula="of:=([.D174]-[.E174])^2" office:value-type="float" office:value="1.214970494049" calcext:value-type="float">
            <text:p>1,2149704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65697" calcext:value-type="float">
            <text:p>0,665697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154061" calcext:value-type="float">
            <text:p>29,154061</text:p>
          </table:table-cell>
          <table:table-cell table:formula="of:=([.D175]-[.E175])^2" office:value-type="float" office:value="0.556426483599996" calcext:value-type="float">
            <text:p>0,55642648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8893" calcext:value-type="float">
            <text:p>0,748893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235609" calcext:value-type="float">
            <text:p>30,235609</text:p>
          </table:table-cell>
          <table:table-cell table:formula="of:=([.D176]-[.E176])^2" office:value-type="float" office:value="2.14442342822501" calcext:value-type="float">
            <text:p>2,14442342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49304" calcext:value-type="float">
            <text:p>0,849304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540952" calcext:value-type="float">
            <text:p>31,540952</text:p>
          </table:table-cell>
          <table:table-cell table:formula="of:=([.D177]-[.E177])^2" office:value-type="float" office:value="0.025294357764001" calcext:value-type="float">
            <text:p>0,02529435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30458" calcext:value-type="float">
            <text:p>0,830458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295954" calcext:value-type="float">
            <text:p>31,295954</text:p>
          </table:table-cell>
          <table:table-cell table:formula="of:=([.D178]-[.E178])^2" office:value-type="float" office:value="0.254065394401002" calcext:value-type="float">
            <text:p>0,25406539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92795" calcext:value-type="float">
            <text:p>0,792795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806335" calcext:value-type="float">
            <text:p>30,806335</text:p>
          </table:table-cell>
          <table:table-cell table:formula="of:=([.D179]-[.E179])^2" office:value-type="float" office:value="0.481173906889002" calcext:value-type="float">
            <text:p>0,48117390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35936" calcext:value-type="float">
            <text:p>0,735936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30.067168" calcext:value-type="float">
            <text:p>30,067168</text:p>
          </table:table-cell>
          <table:table-cell table:formula="of:=([.D180]-[.E180])^2" office:value-type="float" office:value="3.00271713722501" calcext:value-type="float">
            <text:p>3,00271713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1393" calcext:value-type="float">
            <text:p>0,71393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78109" calcext:value-type="float">
            <text:p>29,78109</text:p>
          </table:table-cell>
          <table:table-cell table:formula="of:=([.D181]-[.E181])^2" office:value-type="float" office:value="0.844386399024998" calcext:value-type="float">
            <text:p>0,8443863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5672" calcext:value-type="float">
            <text:p>0,65672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9.03736" calcext:value-type="float">
            <text:p>29,03736</text:p>
          </table:table-cell>
          <table:table-cell table:formula="of:=([.D182]-[.E182])^2" office:value-type="float" office:value="1.129216521316" calcext:value-type="float">
            <text:p>1,1292165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1206" calcext:value-type="float">
            <text:p>0,631206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705678" calcext:value-type="float">
            <text:p>28,705678</text:p>
          </table:table-cell>
          <table:table-cell table:formula="of:=([.D183]-[.E183])^2" office:value-type="float" office:value="0.366851896488999" calcext:value-type="float">
            <text:p>0,36685189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0649" calcext:value-type="float">
            <text:p>0,550649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658437" calcext:value-type="float">
            <text:p>27,658437</text:p>
          </table:table-cell>
          <table:table-cell table:formula="of:=([.D184]-[.E184])^2" office:value-type="float" office:value="0.311856350480994" calcext:value-type="float">
            <text:p>0,31185635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09931" calcext:value-type="float">
            <text:p>0,509931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7.129103" calcext:value-type="float">
            <text:p>27,129103</text:p>
          </table:table-cell>
          <table:table-cell table:formula="of:=([.D185]-[.E185])^2" office:value-type="float" office:value="0.108312075664001" calcext:value-type="float">
            <text:p>0,10831207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8417" calcext:value-type="float">
            <text:p>0,488417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849421" calcext:value-type="float">
            <text:p>26,849421</text:p>
          </table:table-cell>
          <table:table-cell table:formula="of:=([.D186]-[.E186])^2" office:value-type="float" office:value="0.561636331775997" calcext:value-type="float">
            <text:p>0,56163633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1504" calcext:value-type="float">
            <text:p>0,441504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239552" calcext:value-type="float">
            <text:p>26,239552</text:p>
          </table:table-cell>
          <table:table-cell table:formula="of:=([.D187]-[.E187])^2" office:value-type="float" office:value="0.0257429189160001" calcext:value-type="float">
            <text:p>0,02574291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6128" calcext:value-type="float">
            <text:p>0,456128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429664" calcext:value-type="float">
            <text:p>26,429664</text:p>
          </table:table-cell>
          <table:table-cell table:formula="of:=([.D188]-[.E188])^2" office:value-type="float" office:value="0.00494630890000028" calcext:value-type="float">
            <text:p>0,00494630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8858" calcext:value-type="float">
            <text:p>0,478858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725154" calcext:value-type="float">
            <text:p>26,725154</text:p>
          </table:table-cell>
          <table:table-cell table:formula="of:=([.D189]-[.E189])^2" office:value-type="float" office:value="0.390821274648997" calcext:value-type="float">
            <text:p>0,39082127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8846" calcext:value-type="float">
            <text:p>0,458846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464998" calcext:value-type="float">
            <text:p>26,464998</text:p>
          </table:table-cell>
          <table:table-cell table:formula="of:=([.D190]-[.E190])^2" office:value-type="float" office:value="0.216222210009" calcext:value-type="float">
            <text:p>0,216222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7693" calcext:value-type="float">
            <text:p>0,457693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450009" calcext:value-type="float">
            <text:p>26,450009</text:p>
          </table:table-cell>
          <table:table-cell table:formula="of:=([.D191]-[.E191])^2" office:value-type="float" office:value="0.722508500025005" calcext:value-type="float">
            <text:p>0,72250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6519" calcext:value-type="float">
            <text:p>0,436519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174747" calcext:value-type="float">
            <text:p>26,174747</text:p>
          </table:table-cell>
          <table:table-cell table:formula="of:=([.D192]-[.E192])^2" office:value-type="float" office:value="0.140438312001" calcext:value-type="float">
            <text:p>0,1404383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7009" calcext:value-type="float">
            <text:p>0,437009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181117" calcext:value-type="float">
            <text:p>26,181117</text:p>
          </table:table-cell>
          <table:table-cell table:formula="of:=([.D193]-[.E193])^2" office:value-type="float" office:value="0.145253216641" calcext:value-type="float">
            <text:p>0,14525321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9013" calcext:value-type="float">
            <text:p>0,449013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337169" calcext:value-type="float">
            <text:p>26,337169</text:p>
          </table:table-cell>
          <table:table-cell table:formula="of:=([.D194]-[.E194])^2" office:value-type="float" office:value="0.700860306276002" calcext:value-type="float">
            <text:p>0,70086030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157" calcext:value-type="float">
            <text:p>0,43157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6.11041" calcext:value-type="float">
            <text:p>26,11041</text:p>
          </table:table-cell>
          <table:table-cell table:formula="of:=([.D195]-[.E195])^2" office:value-type="float" office:value="1.020932409744" calcext:value-type="float">
            <text:p>1,02093240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3214" calcext:value-type="float">
            <text:p>0,413214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871782" calcext:value-type="float">
            <text:p>25,871782</text:p>
          </table:table-cell>
          <table:table-cell table:formula="of:=([.D196]-[.E196])^2" office:value-type="float" office:value="0.595650542656" calcext:value-type="float">
            <text:p>0,59565054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7253" calcext:value-type="float">
            <text:p>0,407253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794289" calcext:value-type="float">
            <text:p>25,794289</text:p>
          </table:table-cell>
          <table:table-cell table:formula="of:=([.D197]-[.E197])^2" office:value-type="float" office:value="0.498019547025003" calcext:value-type="float">
            <text:p>0,4980195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7178" calcext:value-type="float">
            <text:p>0,477178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703314" calcext:value-type="float">
            <text:p>26,703314</text:p>
          </table:table-cell>
          <table:table-cell table:formula="of:=([.D198]-[.E198])^2" office:value-type="float" office:value="0.157356609124004" calcext:value-type="float">
            <text:p>0,157356609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55653" calcext:value-type="float">
            <text:p>0,555653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723489" calcext:value-type="float">
            <text:p>27,723489</text:p>
          </table:table-cell>
          <table:table-cell table:formula="of:=([.D199]-[.E199])^2" office:value-type="float" office:value="2.810672368036" calcext:value-type="float">
            <text:p>2,8106723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8877" calcext:value-type="float">
            <text:p>0,68877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45401" calcext:value-type="float">
            <text:p>29,45401</text:p>
          </table:table-cell>
          <table:table-cell table:formula="of:=([.D200]-[.E200])^2" office:value-type="float" office:value="1.55247862022498" calcext:value-type="float">
            <text:p>1,55247862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07356" calcext:value-type="float">
            <text:p>0,807356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0.995628" calcext:value-type="float">
            <text:p>30,995628</text:p>
          </table:table-cell>
          <table:table-cell table:formula="of:=([.D201]-[.E201])^2" office:value-type="float" office:value="0.0108945581289999" calcext:value-type="float">
            <text:p>0,01089455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0541" calcext:value-type="float">
            <text:p>0,810541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1.037033" calcext:value-type="float">
            <text:p>31,037033</text:p>
          </table:table-cell>
          <table:table-cell table:formula="of:=([.D202]-[.E202])^2" office:value-type="float" office:value="0.582123220899999" calcext:value-type="float">
            <text:p>0,582123220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6376" calcext:value-type="float">
            <text:p>0,826376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242888" calcext:value-type="float">
            <text:p>31,242888</text:p>
          </table:table-cell>
          <table:table-cell table:formula="of:=([.D203]-[.E203])^2" office:value-type="float" office:value="0.310377123225" calcext:value-type="float">
            <text:p>0,31037712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3516" calcext:value-type="float">
            <text:p>0,773516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555708" calcext:value-type="float">
            <text:p>30,555708</text:p>
          </table:table-cell>
          <table:table-cell table:formula="of:=([.D204]-[.E204])^2" office:value-type="float" office:value="1.09054160409999" calcext:value-type="float">
            <text:p>1,09054160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2986" calcext:value-type="float">
            <text:p>0,72986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29.98818" calcext:value-type="float">
            <text:p>29,98818</text:p>
          </table:table-cell>
          <table:table-cell table:formula="of:=([.D205]-[.E205])^2" office:value-type="float" office:value="1.236154830625" calcext:value-type="float">
            <text:p>1,23615483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90248" calcext:value-type="float">
            <text:p>0,690248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473224" calcext:value-type="float">
            <text:p>29,473224</text:p>
          </table:table-cell>
          <table:table-cell table:formula="of:=([.D206]-[.E206])^2" office:value-type="float" office:value="0.392855675524003" calcext:value-type="float">
            <text:p>0,39285567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29251" calcext:value-type="float">
            <text:p>0,629251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680263" calcext:value-type="float">
            <text:p>28,680263</text:p>
          </table:table-cell>
          <table:table-cell table:formula="of:=([.D207]-[.E207])^2" office:value-type="float" office:value="0.462759109696002" calcext:value-type="float">
            <text:p>0,46275910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6083" calcext:value-type="float">
            <text:p>0,546083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599079" calcext:value-type="float">
            <text:p>27,599079</text:p>
          </table:table-cell>
          <table:table-cell table:formula="of:=([.D208]-[.E208])^2" office:value-type="float" office:value="0.358895648241004" calcext:value-type="float">
            <text:p>0,35889564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3657" calcext:value-type="float">
            <text:p>0,513657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177541" calcext:value-type="float">
            <text:p>27,177541</text:p>
          </table:table-cell>
          <table:table-cell table:formula="of:=([.D209]-[.E209])^2" office:value-type="float" office:value="1.16110107193599" calcext:value-type="float">
            <text:p>1,16110107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4651" calcext:value-type="float">
            <text:p>0,464651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540463" calcext:value-type="float">
            <text:p>26,540463</text:p>
          </table:table-cell>
          <table:table-cell table:formula="of:=([.D210]-[.E210])^2" office:value-type="float" office:value="0.115910968848998" calcext:value-type="float">
            <text:p>0,11591096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0019" calcext:value-type="float">
            <text:p>0,440019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220247" calcext:value-type="float">
            <text:p>26,220247</text:p>
          </table:table-cell>
          <table:table-cell table:formula="of:=([.D211]-[.E211])^2" office:value-type="float" office:value="0.00636086002499979" calcext:value-type="float">
            <text:p>0,006360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5585" calcext:value-type="float">
            <text:p>0,455585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422605" calcext:value-type="float">
            <text:p>26,422605</text:p>
          </table:table-cell>
          <table:table-cell table:formula="of:=([.D212]-[.E212])^2" office:value-type="float" office:value="0.104075921663999" calcext:value-type="float">
            <text:p>0,10407592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4933" calcext:value-type="float">
            <text:p>0,454933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414129" calcext:value-type="float">
            <text:p>26,414129</text:p>
          </table:table-cell>
          <table:table-cell table:formula="of:=([.D213]-[.E213])^2" office:value-type="float" office:value="0.0986789134240005" calcext:value-type="float">
            <text:p>0,09867891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63513" calcext:value-type="float">
            <text:p>0,463513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525669" calcext:value-type="float">
            <text:p>26,525669</text:p>
          </table:table-cell>
          <table:table-cell table:formula="of:=([.D214]-[.E214])^2" office:value-type="float" office:value="0.681729297561002" calcext:value-type="float">
            <text:p>0,68172929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3917" calcext:value-type="float">
            <text:p>0,443917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270921" calcext:value-type="float">
            <text:p>26,270921</text:p>
          </table:table-cell>
          <table:table-cell table:formula="of:=([.D215]-[.E215])^2" office:value-type="float" office:value="0.0733976464000001" calcext:value-type="float">
            <text:p>0,07339764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49952" calcext:value-type="float">
            <text:p>0,449952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349376" calcext:value-type="float">
            <text:p>26,349376</text:p>
          </table:table-cell>
          <table:table-cell table:formula="of:=([.D216]-[.E216])^2" office:value-type="float" office:value="0.421689189376" calcext:value-type="float">
            <text:p>0,42168918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6432" calcext:value-type="float">
            <text:p>0,446432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303616" calcext:value-type="float">
            <text:p>26,303616</text:p>
          </table:table-cell>
          <table:table-cell table:formula="of:=([.D217]-[.E217])^2" office:value-type="float" office:value="0.495069846544" calcext:value-type="float">
            <text:p>0,495069846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2131" calcext:value-type="float">
            <text:p>0,432131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6.117703" calcext:value-type="float">
            <text:p>26,117703</text:p>
          </table:table-cell>
          <table:table-cell table:formula="of:=([.D218]-[.E218])^2" office:value-type="float" office:value="0.842189808681004" calcext:value-type="float">
            <text:p>0,84218980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0377" calcext:value-type="float">
            <text:p>0,420377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5.964901" calcext:value-type="float">
            <text:p>25,964901</text:p>
          </table:table-cell>
          <table:table-cell table:formula="of:=([.D219]-[.E219])^2" office:value-type="float" office:value="1.134001361025" calcext:value-type="float">
            <text:p>1,1340013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6596" calcext:value-type="float">
            <text:p>0,396596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655748" calcext:value-type="float">
            <text:p>25,655748</text:p>
          </table:table-cell>
          <table:table-cell table:formula="of:=([.D220]-[.E220])^2" office:value-type="float" office:value="0.430002816516006" calcext:value-type="float">
            <text:p>0,43000281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02398" calcext:value-type="float">
            <text:p>0,402398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731174" calcext:value-type="float">
            <text:p>25,731174</text:p>
          </table:table-cell>
          <table:table-cell table:formula="of:=([.D221]-[.E221])^2" office:value-type="float" office:value="0.219803444223999" calcext:value-type="float">
            <text:p>0,21980344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5625" calcext:value-type="float">
            <text:p>0,465625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553125" calcext:value-type="float">
            <text:p>26,553125</text:p>
          </table:table-cell>
          <table:table-cell table:formula="of:=([.D222]-[.E222])^2" office:value-type="float" office:value="2.39280679689999" calcext:value-type="float">
            <text:p>2,39280679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10272" calcext:value-type="float">
            <text:p>0,610272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433536" calcext:value-type="float">
            <text:p>28,433536</text:p>
          </table:table-cell>
          <table:table-cell table:formula="of:=([.D223]-[.E223])^2" office:value-type="float" office:value="2.77712226090001" calcext:value-type="float">
            <text:p>2,77712226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60794" calcext:value-type="float">
            <text:p>0,760794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390322" calcext:value-type="float">
            <text:p>30,390322</text:p>
          </table:table-cell>
          <table:table-cell table:formula="of:=([.D224]-[.E224])^2" office:value-type="float" office:value="1.933000824976" calcext:value-type="float">
            <text:p>1,9330008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636" calcext:value-type="float">
            <text:p>0,69636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55268" calcext:value-type="float">
            <text:p>29,55268</text:p>
          </table:table-cell>
          <table:table-cell table:formula="of:=([.D225]-[.E225])^2" office:value-type="float" office:value="2.71366647704099" calcext:value-type="float">
            <text:p>2,7136664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3335" calcext:value-type="float">
            <text:p>0,783335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683355" calcext:value-type="float">
            <text:p>30,683355</text:p>
          </table:table-cell>
          <table:table-cell table:formula="of:=([.D226]-[.E226])^2" office:value-type="float" office:value="0.173597222499998" calcext:value-type="float">
            <text:p>0,1735972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66554" calcext:value-type="float">
            <text:p>0,766554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465202" calcext:value-type="float">
            <text:p>30,465202</text:p>
          </table:table-cell>
          <table:table-cell table:formula="of:=([.D227]-[.E227])^2" office:value-type="float" office:value="1.78169370960101" calcext:value-type="float">
            <text:p>1,78169370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66575" calcext:value-type="float">
            <text:p>0,766575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465475" calcext:value-type="float">
            <text:p>30,465475</text:p>
          </table:table-cell>
          <table:table-cell table:formula="of:=([.D228]-[.E228])^2" office:value-type="float" office:value="0.188811975624998" calcext:value-type="float">
            <text:p>0,18881197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21083" calcext:value-type="float">
            <text:p>0,721083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874079" calcext:value-type="float">
            <text:p>29,874079</text:p>
          </table:table-cell>
          <table:table-cell table:formula="of:=([.D229]-[.E229])^2" office:value-type="float" office:value="2.03324214272399" calcext:value-type="float">
            <text:p>2,03324214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0313" calcext:value-type="float">
            <text:p>0,700313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604069" calcext:value-type="float">
            <text:p>29,604069</text:p>
          </table:table-cell>
          <table:table-cell table:formula="of:=([.D230]-[.E230])^2" office:value-type="float" office:value="0.245953507969005" calcext:value-type="float">
            <text:p>0,2459535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36289" calcext:value-type="float">
            <text:p>0,636289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771757" calcext:value-type="float">
            <text:p>28,771757</text:p>
          </table:table-cell>
          <table:table-cell table:formula="of:=([.D231]-[.E231])^2" office:value-type="float" office:value="0.759955036516005" calcext:value-type="float">
            <text:p>0,759955036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38832" calcext:value-type="float">
            <text:p>0,538832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504816" calcext:value-type="float">
            <text:p>27,504816</text:p>
          </table:table-cell>
          <table:table-cell table:formula="of:=([.D232]-[.E232])^2" office:value-type="float" office:value="0.647730403489" calcext:value-type="float">
            <text:p>0,64773040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3464" calcext:value-type="float">
            <text:p>0,513464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7.175032" calcext:value-type="float">
            <text:p>27,175032</text:p>
          </table:table-cell>
          <table:table-cell table:formula="of:=([.D233]-[.E233])^2" office:value-type="float" office:value="0.000623650728999962" calcext:value-type="float">
            <text:p>0,00062365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90198" calcext:value-type="float">
            <text:p>0,490198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872574" calcext:value-type="float">
            <text:p>26,872574</text:p>
          </table:table-cell>
          <table:table-cell table:formula="of:=([.D234]-[.E234])^2" office:value-type="float" office:value="0.000752404899999748" calcext:value-type="float">
            <text:p>0,00075240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9015" calcext:value-type="float">
            <text:p>0,469015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597195" calcext:value-type="float">
            <text:p>26,597195</text:p>
          </table:table-cell>
          <table:table-cell table:formula="of:=([.D235]-[.E235])^2" office:value-type="float" office:value="0.356640673635998" calcext:value-type="float">
            <text:p>0,35664067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4893" calcext:value-type="float">
            <text:p>0,444893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283609" calcext:value-type="float">
            <text:p>26,283609</text:p>
          </table:table-cell>
          <table:table-cell table:formula="of:=([.D236]-[.E236])^2" office:value-type="float" office:value="0.0804334976639985" calcext:value-type="float">
            <text:p>0,08043349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288" calcext:value-type="float">
            <text:p>0,45288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38744" calcext:value-type="float">
            <text:p>26,38744</text:p>
          </table:table-cell>
          <table:table-cell table:formula="of:=([.D237]-[.E237])^2" office:value-type="float" office:value="0.0826234782489998" calcext:value-type="float">
            <text:p>0,082623478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3573" calcext:value-type="float">
            <text:p>0,453573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396449" calcext:value-type="float">
            <text:p>26,396449</text:p>
          </table:table-cell>
          <table:table-cell table:formula="of:=([.D238]-[.E238])^2" office:value-type="float" office:value="0.355756181209" calcext:value-type="float">
            <text:p>0,35575618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9449" calcext:value-type="float">
            <text:p>0,439449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212837" calcext:value-type="float">
            <text:p>26,212837</text:p>
          </table:table-cell>
          <table:table-cell table:formula="of:=([.D239]-[.E239])^2" office:value-type="float" office:value="0.237326814243998" calcext:value-type="float">
            <text:p>0,23732681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1538" calcext:value-type="float">
            <text:p>0,491538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6.889994" calcext:value-type="float">
            <text:p>26,889994</text:p>
          </table:table-cell>
          <table:table-cell table:formula="of:=([.D240]-[.E240])^2" office:value-type="float" office:value="2.528071380081" calcext:value-type="float">
            <text:p>2,52807138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3371" calcext:value-type="float">
            <text:p>0,433371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6.133823" calcext:value-type="float">
            <text:p>26,133823</text:p>
          </table:table-cell>
          <table:table-cell table:formula="of:=([.D241]-[.E241])^2" office:value-type="float" office:value="0.695255792399999" calcext:value-type="float">
            <text:p>0,69525579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7262" calcext:value-type="float">
            <text:p>0,407262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794406" calcext:value-type="float">
            <text:p>25,794406</text:p>
          </table:table-cell>
          <table:table-cell table:formula="of:=([.D242]-[.E242])^2" office:value-type="float" office:value="0.353325625744007" calcext:value-type="float">
            <text:p>0,35332562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355" calcext:value-type="float">
            <text:p>0,42355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6.00615" calcext:value-type="float">
            <text:p>26,00615</text:p>
          </table:table-cell>
          <table:table-cell table:formula="of:=([.D243]-[.E243])^2" office:value-type="float" office:value="1.70602521020099" calcext:value-type="float">
            <text:p>1,70602521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1791" calcext:value-type="float">
            <text:p>0,381791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463283" calcext:value-type="float">
            <text:p>25,463283</text:p>
          </table:table-cell>
          <table:table-cell table:formula="of:=([.D244]-[.E244])^2" office:value-type="float" office:value="0.582599411524" calcext:value-type="float">
            <text:p>0,58259941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8409" calcext:value-type="float">
            <text:p>0,388409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549317" calcext:value-type="float">
            <text:p>25,549317</text:p>
          </table:table-cell>
          <table:table-cell table:formula="of:=([.D245]-[.E245])^2" office:value-type="float" office:value="0.122026558329004" calcext:value-type="float">
            <text:p>0,12202655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7208" calcext:value-type="float">
            <text:p>0,417208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5.923704" calcext:value-type="float">
            <text:p>25,923704</text:p>
          </table:table-cell>
          <table:table-cell table:formula="of:=([.D246]-[.E246])^2" office:value-type="float" office:value="0.602633927024996" calcext:value-type="float">
            <text:p>0,6026339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07327" calcext:value-type="float">
            <text:p>0,507327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7.095251" calcext:value-type="float">
            <text:p>27,095251</text:p>
          </table:table-cell>
          <table:table-cell table:formula="of:=([.D247]-[.E247])^2" office:value-type="float" office:value="2.906189610025" calcext:value-type="float">
            <text:p>2,906189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67361" calcext:value-type="float">
            <text:p>0,667361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175693" calcext:value-type="float">
            <text:p>29,175693</text:p>
          </table:table-cell>
          <table:table-cell table:formula="of:=([.D248]-[.E248])^2" office:value-type="float" office:value="1.498912938601" calcext:value-type="float">
            <text:p>1,49891293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8663" calcext:value-type="float">
            <text:p>0,788663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752619" calcext:value-type="float">
            <text:p>30,752619</text:p>
          </table:table-cell>
          <table:table-cell table:formula="of:=([.D249]-[.E249])^2" office:value-type="float" office:value="0.00224533822500019" calcext:value-type="float">
            <text:p>0,00224533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07959" calcext:value-type="float">
            <text:p>0,807959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1.003467" calcext:value-type="float">
            <text:p>31,003467</text:p>
          </table:table-cell>
          <table:table-cell table:formula="of:=([.D250]-[.E250])^2" office:value-type="float" office:value="0.494868633960993" calcext:value-type="float">
            <text:p>0,4948686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38435" calcext:value-type="float">
            <text:p>0,738435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099655" calcext:value-type="float">
            <text:p>30,099655</text:p>
          </table:table-cell>
          <table:table-cell table:formula="of:=([.D251]-[.E251])^2" office:value-type="float" office:value="0.250344118335998" calcext:value-type="float">
            <text:p>0,250344118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997" calcext:value-type="float">
            <text:p>0,70997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72961" calcext:value-type="float">
            <text:p>29,72961</text:p>
          </table:table-cell>
          <table:table-cell table:formula="of:=([.D252]-[.E252])^2" office:value-type="float" office:value="1.613880588996" calcext:value-type="float">
            <text:p>1,6138805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98173" calcext:value-type="float">
            <text:p>0,698173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576249" calcext:value-type="float">
            <text:p>29,576249</text:p>
          </table:table-cell>
          <table:table-cell table:formula="of:=([.D253]-[.E253])^2" office:value-type="float" office:value="1.49757630002501" calcext:value-type="float">
            <text:p>1,49757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2745" calcext:value-type="float">
            <text:p>0,682745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375685" calcext:value-type="float">
            <text:p>29,375685</text:p>
          </table:table-cell>
          <table:table-cell table:formula="of:=([.D254]-[.E254])^2" office:value-type="float" office:value="1.26409096512401" calcext:value-type="float">
            <text:p>1,26409096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76236" calcext:value-type="float">
            <text:p>0,676236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291068" calcext:value-type="float">
            <text:p>29,291068</text:p>
          </table:table-cell>
          <table:table-cell table:formula="of:=([.D255]-[.E255])^2" office:value-type="float" office:value="0.502580327040997" calcext:value-type="float">
            <text:p>0,5025803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2004" calcext:value-type="float">
            <text:p>0,642004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846052" calcext:value-type="float">
            <text:p>28,846052</text:p>
          </table:table-cell>
          <table:table-cell table:formula="of:=([.D256]-[.E256])^2" office:value-type="float" office:value="0.556601047249001" calcext:value-type="float">
            <text:p>0,55660104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7941" calcext:value-type="float">
            <text:p>0,547941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623233" calcext:value-type="float">
            <text:p>27,623233</text:p>
          </table:table-cell>
          <table:table-cell table:formula="of:=([.D257]-[.E257])^2" office:value-type="float" office:value="4.093455586441" calcext:value-type="float">
            <text:p>4,09345558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9843" calcext:value-type="float">
            <text:p>0,469843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607959" calcext:value-type="float">
            <text:p>26,607959</text:p>
          </table:table-cell>
          <table:table-cell table:formula="of:=([.D258]-[.E258])^2" office:value-type="float" office:value="0.652804209369001" calcext:value-type="float">
            <text:p>0,652804209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6697" calcext:value-type="float">
            <text:p>0,456697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437061" calcext:value-type="float">
            <text:p>26,437061</text:p>
          </table:table-cell>
          <table:table-cell table:formula="of:=([.D259]-[.E259])^2" office:value-type="float" office:value="1.595009865969" calcext:value-type="float">
            <text:p>1,5950098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2465" calcext:value-type="float">
            <text:p>0,482465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772045" calcext:value-type="float">
            <text:p>26,772045</text:p>
          </table:table-cell>
          <table:table-cell table:formula="of:=([.D260]-[.E260])^2" office:value-type="float" office:value="5.41934654660102" calcext:value-type="float">
            <text:p>5,41934654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37104" calcext:value-type="float">
            <text:p>0,637104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8.782352" calcext:value-type="float">
            <text:p>28,782352</text:p>
          </table:table-cell>
          <table:table-cell table:formula="of:=([.D261]-[.E261])^2" office:value-type="float" office:value="5.37151542840898" calcext:value-type="float">
            <text:p>5,37151542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14733" calcext:value-type="float">
            <text:p>0,814733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1.091529" calcext:value-type="float">
            <text:p>31,091529</text:p>
          </table:table-cell>
          <table:table-cell table:formula="of:=([.D262]-[.E262])^2" office:value-type="float" office:value="3.96621165622498" calcext:value-type="float">
            <text:p>3,96621165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80504" calcext:value-type="float">
            <text:p>0,680504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346552" calcext:value-type="float">
            <text:p>29,346552</text:p>
          </table:table-cell>
          <table:table-cell table:formula="of:=([.D263]-[.E263])^2" office:value-type="float" office:value="0.00216718180899994" calcext:value-type="float">
            <text:p>0,00216718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7673" calcext:value-type="float">
            <text:p>0,647673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919749" calcext:value-type="float">
            <text:p>28,919749</text:p>
          </table:table-cell>
          <table:table-cell table:formula="of:=([.D264]-[.E264])^2" office:value-type="float" office:value="0.336695865024997" calcext:value-type="float">
            <text:p>0,3366958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35803" calcext:value-type="float">
            <text:p>0,635803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765439" calcext:value-type="float">
            <text:p>28,765439</text:p>
          </table:table-cell>
          <table:table-cell table:formula="of:=([.D265]-[.E265])^2" office:value-type="float" office:value="11.796209262721" calcext:value-type="float">
            <text:p>11,79620926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32988" calcext:value-type="float">
            <text:p>0,732988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30.028844" calcext:value-type="float">
            <text:p>30,028844</text:p>
          </table:table-cell>
          <table:table-cell table:formula="of:=([.D266]-[.E266])^2" office:value-type="float" office:value="5.622404487921" calcext:value-type="float">
            <text:p>5,62240448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36856" calcext:value-type="float">
            <text:p>0,836856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379128" calcext:value-type="float">
            <text:p>31,379128</text:p>
          </table:table-cell>
          <table:table-cell table:formula="of:=([.D267]-[.E267])^2" office:value-type="float" office:value="0.014610523876001" calcext:value-type="float">
            <text:p>0,01461052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4033" calcext:value-type="float">
            <text:p>0,764033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432429" calcext:value-type="float">
            <text:p>30,432429</text:p>
          </table:table-cell>
          <table:table-cell table:formula="of:=([.D268]-[.E268])^2" office:value-type="float" office:value="0.536458099489" calcext:value-type="float">
            <text:p>0,53645809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5843" calcext:value-type="float">
            <text:p>0,645843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895959" calcext:value-type="float">
            <text:p>28,895959</text:p>
          </table:table-cell>
          <table:table-cell table:formula="of:=([.D269]-[.E269])^2" office:value-type="float" office:value="0.245979297368996" calcext:value-type="float">
            <text:p>0,24597929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67694" calcext:value-type="float">
            <text:p>0,567694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880022" calcext:value-type="float">
            <text:p>27,880022</text:p>
          </table:table-cell>
          <table:table-cell table:formula="of:=([.D270]-[.E270])^2" office:value-type="float" office:value="0.0324086405759998" calcext:value-type="float">
            <text:p>0,03240864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25439" calcext:value-type="float">
            <text:p>0,525439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330707" calcext:value-type="float">
            <text:p>27,330707</text:p>
          </table:table-cell>
          <table:table-cell table:formula="of:=([.D271]-[.E271])^2" office:value-type="float" office:value="0.0286621514009984" calcext:value-type="float">
            <text:p>0,02866215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004" calcext:value-type="float">
            <text:p>0,50004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7.00052" calcext:value-type="float">
            <text:p>27,00052</text:p>
          </table:table-cell>
          <table:table-cell table:formula="of:=([.D272]-[.E272])^2" office:value-type="float" office:value="0.090312871441002" calcext:value-type="float">
            <text:p>0,09031287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4283" calcext:value-type="float">
            <text:p>0,474283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665679" calcext:value-type="float">
            <text:p>26,665679</text:p>
          </table:table-cell>
          <table:table-cell table:formula="of:=([.D273]-[.E273])^2" office:value-type="float" office:value="0.285504274276" calcext:value-type="float">
            <text:p>0,28550427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8444" calcext:value-type="float">
            <text:p>0,498444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6.979772" calcext:value-type="float">
            <text:p>26,979772</text:p>
          </table:table-cell>
          <table:table-cell table:formula="of:=([.D274]-[.E274])^2" office:value-type="float" office:value="0.144224493360997" calcext:value-type="float">
            <text:p>0,144224493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4733" calcext:value-type="float">
            <text:p>0,484733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801529" calcext:value-type="float">
            <text:p>26,801529</text:p>
          </table:table-cell>
          <table:table-cell table:formula="of:=([.D275]-[.E275])^2" office:value-type="float" office:value="0.0909233562250007" calcext:value-type="float">
            <text:p>0,09092335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0401" calcext:value-type="float">
            <text:p>0,470401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615213" calcext:value-type="float">
            <text:p>26,615213</text:p>
          </table:table-cell>
          <table:table-cell table:formula="of:=([.D276]-[.E276])^2" office:value-type="float" office:value="0.0463174962249987" calcext:value-type="float">
            <text:p>0,046317496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9719" calcext:value-type="float">
            <text:p>0,479719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736347" calcext:value-type="float">
            <text:p>26,736347</text:p>
          </table:table-cell>
          <table:table-cell table:formula="of:=([.D277]-[.E277])^2" office:value-type="float" office:value="0.0558627406089989" calcext:value-type="float">
            <text:p>0,05586274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4025" calcext:value-type="float">
            <text:p>0,474025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662325" calcext:value-type="float">
            <text:p>26,662325</text:p>
          </table:table-cell>
          <table:table-cell table:formula="of:=([.D278]-[.E278])^2" office:value-type="float" office:value="0.131277956329" calcext:value-type="float">
            <text:p>0,13127795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367" calcext:value-type="float">
            <text:p>0,47367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65771" calcext:value-type="float">
            <text:p>26,65771</text:p>
          </table:table-cell>
          <table:table-cell table:formula="of:=([.D279]-[.E279])^2" office:value-type="float" office:value="0.574116867025002" calcext:value-type="float">
            <text:p>0,5741168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0563" calcext:value-type="float">
            <text:p>0,450563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357319" calcext:value-type="float">
            <text:p>26,357319</text:p>
          </table:table-cell>
          <table:table-cell table:formula="of:=([.D280]-[.E280])^2" office:value-type="float" office:value="0.209136094596" calcext:value-type="float">
            <text:p>0,20913609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7932" calcext:value-type="float">
            <text:p>0,447932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323116" calcext:value-type="float">
            <text:p>26,323116</text:p>
          </table:table-cell>
          <table:table-cell table:formula="of:=([.D281]-[.E281])^2" office:value-type="float" office:value="0.768934318320997" calcext:value-type="float">
            <text:p>0,76893431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4718" calcext:value-type="float">
            <text:p>0,514718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191334" calcext:value-type="float">
            <text:p>27,191334</text:p>
          </table:table-cell>
          <table:table-cell table:formula="of:=([.D282]-[.E282])^2" office:value-type="float" office:value="0.0848731689000012" calcext:value-type="float">
            <text:p>0,08487316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8599" calcext:value-type="float">
            <text:p>0,528599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371787" calcext:value-type="float">
            <text:p>27,371787</text:p>
          </table:table-cell>
          <table:table-cell table:formula="of:=([.D283]-[.E283])^2" office:value-type="float" office:value="0.595650542655995" calcext:value-type="float">
            <text:p>0,59565054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8795" calcext:value-type="float">
            <text:p>0,498795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6.984335" calcext:value-type="float">
            <text:p>26,984335</text:p>
          </table:table-cell>
          <table:table-cell table:formula="of:=([.D284]-[.E284])^2" office:value-type="float" office:value="0.615171980240994" calcext:value-type="float">
            <text:p>0,61517198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9772" calcext:value-type="float">
            <text:p>0,479772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737036" calcext:value-type="float">
            <text:p>26,737036</text:p>
          </table:table-cell>
          <table:table-cell table:formula="of:=([.D285]-[.E285])^2" office:value-type="float" office:value="0.878043961599993" calcext:value-type="float">
            <text:p>0,87804396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9888" calcext:value-type="float">
            <text:p>0,439888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218544" calcext:value-type="float">
            <text:p>26,218544</text:p>
          </table:table-cell>
          <table:table-cell table:formula="of:=([.D286]-[.E286])^2" office:value-type="float" office:value="1.03744410250001" calcext:value-type="float">
            <text:p>1,03744410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194" calcext:value-type="float">
            <text:p>0,41194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85522" calcext:value-type="float">
            <text:p>25,85522</text:p>
          </table:table-cell>
          <table:table-cell table:formula="of:=([.D287]-[.E287])^2" office:value-type="float" office:value="0.91243378579601" calcext:value-type="float">
            <text:p>0,91243378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3949" calcext:value-type="float">
            <text:p>0,393949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621337" calcext:value-type="float">
            <text:p>25,621337</text:p>
          </table:table-cell>
          <table:table-cell table:formula="of:=([.D288]-[.E288])^2" office:value-type="float" office:value="0.271794352921001" calcext:value-type="float">
            <text:p>0,27179435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2514" calcext:value-type="float">
            <text:p>0,402514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732682" calcext:value-type="float">
            <text:p>25,732682</text:p>
          </table:table-cell>
          <table:table-cell table:formula="of:=([.D289]-[.E289])^2" office:value-type="float" office:value="0.693349320976005" calcext:value-type="float">
            <text:p>0,6933493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2164" calcext:value-type="float">
            <text:p>0,402164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728132" calcext:value-type="float">
            <text:p>25,728132</text:p>
          </table:table-cell>
          <table:table-cell table:formula="of:=([.D290]-[.E290])^2" office:value-type="float" office:value="0.944525465688992" calcext:value-type="float">
            <text:p>0,94452546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8924" calcext:value-type="float">
            <text:p>0,488924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6.856012" calcext:value-type="float">
            <text:p>26,856012</text:p>
          </table:table-cell>
          <table:table-cell table:formula="of:=([.D291]-[.E291])^2" office:value-type="float" office:value="0.712312368196002" calcext:value-type="float">
            <text:p>0,712312368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09715" calcext:value-type="float">
            <text:p>0,609715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426295" calcext:value-type="float">
            <text:p>28,426295</text:p>
          </table:table-cell>
          <table:table-cell table:formula="of:=([.D292]-[.E292])^2" office:value-type="float" office:value="1.26853817443599" calcext:value-type="float">
            <text:p>1,268538174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5173" calcext:value-type="float">
            <text:p>0,575173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7.977249" calcext:value-type="float">
            <text:p>27,977249</text:p>
          </table:table-cell>
          <table:table-cell table:formula="of:=([.D293]-[.E293])^2" office:value-type="float" office:value="0.333219871504002" calcext:value-type="float">
            <text:p>0,33321987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3506" calcext:value-type="float">
            <text:p>0,563506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825578" calcext:value-type="float">
            <text:p>27,825578</text:p>
          </table:table-cell>
          <table:table-cell table:formula="of:=([.D294]-[.E294])^2" office:value-type="float" office:value="5.63788933177599" calcext:value-type="float">
            <text:p>5,63788933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00172" calcext:value-type="float">
            <text:p>0,700172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602236" calcext:value-type="float">
            <text:p>29,602236</text:p>
          </table:table-cell>
          <table:table-cell table:formula="of:=([.D295]-[.E295])^2" office:value-type="float" office:value="5.27971480416902" calcext:value-type="float">
            <text:p>5,27971480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22892604574553" calcext:value-type="float">
            <text:p>1,228926045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5:09:20.8003596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0T05:10:14.624985294</dc:date>
    <meta:editing-duration>PT41M45S</meta:editing-duration>
    <meta:editing-cycles>18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620556">
                <text:p>26.620556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581062">
                <text:p>26.581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88752">
                <text:p>27.388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33615">
                <text:p>28.733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160989">
                <text:p>30.160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54015">
                <text:p>30.954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03682">
                <text:p>30.503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53302">
                <text:p>30.253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69399">
                <text:p>29.6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899169">
                <text:p>29.899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370343">
                <text:p>28.370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7575">
                <text:p>28.07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51438">
                <text:p>27.45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91874">
                <text:p>26.691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52298">
                <text:p>26.752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26801">
                <text:p>26.826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44961">
                <text:p>26.54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43287">
                <text:p>26.143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27294">
                <text:p>26.527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54933">
                <text:p>25.554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200644">
                <text:p>25.200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866518">
                <text:p>24.866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439741">
                <text:p>24.439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132953">
                <text:p>25.132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183809">
                <text:p>25.183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520847">
                <text:p>25.520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03825">
                <text:p>26.603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0083">
                <text:p>27.70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18799">
                <text:p>28.618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63888">
                <text:p>28.863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13286">
                <text:p>28.313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885143">
                <text:p>28.885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304705">
                <text:p>29.304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792737">
                <text:p>30.792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01568">
                <text:p>29.401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3932">
                <text:p>28.13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90855">
                <text:p>27.790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45724">
                <text:p>26.645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8546">
                <text:p>26.48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75528">
                <text:p>26.475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67429">
                <text:p>26.4674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40103">
                <text:p>26.440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1198">
                <text:p>26.511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24066">
                <text:p>26.6240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27597">
                <text:p>26.4275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398971">
                <text:p>26.398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694527">
                <text:p>25.694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98774">
                <text:p>25.798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35612">
                <text:p>25.935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679252">
                <text:p>25.679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22542">
                <text:p>25.72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27456">
                <text:p>25.7274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852789">
                <text:p>25.852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57403">
                <text:p>26.857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051517">
                <text:p>29.051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963324">
                <text:p>29.963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101579">
                <text:p>30.101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62895">
                <text:p>30.62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22684">
                <text:p>29.3226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04151">
                <text:p>29.504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51877">
                <text:p>29.151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897207">
                <text:p>28.897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649869">
                <text:p>28.649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74599">
                <text:p>27.2745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93282">
                <text:p>26.593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67194">
                <text:p>26.167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05834">
                <text:p>26.1058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84181">
                <text:p>26.2841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95292">
                <text:p>26.395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279592">
                <text:p>26.279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72423">
                <text:p>25.772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23651">
                <text:p>25.623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576487">
                <text:p>25.5764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483316">
                <text:p>25.483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83308">
                <text:p>25.683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79869">
                <text:p>26.1798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75916">
                <text:p>27.175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728261">
                <text:p>26.728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63396">
                <text:p>25.563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71816">
                <text:p>25.671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648636">
                <text:p>26.648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793585">
                <text:p>27.7935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941693">
                <text:p>28.941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389374">
                <text:p>29.389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960986">
                <text:p>27.960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44472">
                <text:p>28.044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88066">
                <text:p>26.9880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38543">
                <text:p>26.4385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80718">
                <text:p>26.080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11553">
                <text:p>25.8115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3049">
                <text:p>25.93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68463">
                <text:p>25.9684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30412">
                <text:p>25.930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62989">
                <text:p>25.6629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638484">
                <text:p>25.638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440832">
                <text:p>25.440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10046">
                <text:p>26.1100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841401">
                <text:p>25.841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113414">
                <text:p>25.113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457849">
                <text:p>25.4578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09948">
                <text:p>26.6099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132067">
                <text:p>27.1320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788699">
                <text:p>25.788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150007">
                <text:p>27.1500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33679">
                <text:p>28.336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738906">
                <text:p>28.738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34722">
                <text:p>29.3347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104988">
                <text:p>27.104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108511">
                <text:p>27.1085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41881">
                <text:p>26.8418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82117">
                <text:p>25.8821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43108">
                <text:p>25.743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07404">
                <text:p>26.507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896767">
                <text:p>26.8967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05636">
                <text:p>26.5056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17571">
                <text:p>26.8175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3422">
                <text:p>26.934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46352">
                <text:p>26.546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32793">
                <text:p>26.532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12057">
                <text:p>26.2120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09239">
                <text:p>25.8092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88179">
                <text:p>25.788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777311">
                <text:p>25.777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02617">
                <text:p>25.6026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56995">
                <text:p>26.6569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224976">
                <text:p>29.2249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808312">
                <text:p>29.808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25912">
                <text:p>30.525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82337">
                <text:p>30.7823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787473">
                <text:p>29.7874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869568">
                <text:p>29.869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945397">
                <text:p>29.945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105805">
                <text:p>29.105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81845">
                <text:p>28.7818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18302">
                <text:p>27.718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6006">
                <text:p>27.060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756522">
                <text:p>27.7565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12244">
                <text:p>26.4122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464257">
                <text:p>26.464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85367">
                <text:p>28.853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34885">
                <text:p>26.234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24525">
                <text:p>26.524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92824">
                <text:p>26.92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208337">
                <text:p>28.2083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277746">
                <text:p>26.277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83032">
                <text:p>27.3830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101504">
                <text:p>27.1015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509953">
                <text:p>25.5099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798823">
                <text:p>28.798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596585">
                <text:p>25.5965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8.441947">
                <text:p>28.441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6.835459">
                <text:p>26.8354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77714">
                <text:p>27.777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366859">
                <text:p>28.3668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507859">
                <text:p>26.507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556725">
                <text:p>27.556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8.000558">
                <text:p>28.0005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718235">
                <text:p>29.7182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036685">
                <text:p>28.0366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626067">
                <text:p>27.626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6148">
                <text:p>26.66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31948">
                <text:p>26.5319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7925">
                <text:p>26.5479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52241">
                <text:p>26.5522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899445">
                <text:p>26.899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49503">
                <text:p>26.74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33551">
                <text:p>26.4335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05332">
                <text:p>26.3053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22924">
                <text:p>25.9229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52269">
                <text:p>25.852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835291">
                <text:p>25.835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58887">
                <text:p>26.1588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59774">
                <text:p>27.597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154061">
                <text:p>29.1540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235609">
                <text:p>30.2356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540952">
                <text:p>31.5409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95954">
                <text:p>31.2959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06335">
                <text:p>30.8063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067168">
                <text:p>30.067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78109">
                <text:p>29.78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3736">
                <text:p>29.03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05678">
                <text:p>28.705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658437">
                <text:p>27.6584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29103">
                <text:p>27.1291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49421">
                <text:p>26.849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39552">
                <text:p>26.2395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29664">
                <text:p>26.4296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25154">
                <text:p>26.725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64998">
                <text:p>26.464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50009">
                <text:p>26.4500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74747">
                <text:p>26.1747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81117">
                <text:p>26.1811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37169">
                <text:p>26.3371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1041">
                <text:p>26.11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71782">
                <text:p>25.8717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94289">
                <text:p>25.7942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03314">
                <text:p>26.7033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723489">
                <text:p>27.7234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5401">
                <text:p>29.454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995628">
                <text:p>30.9956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37033">
                <text:p>31.0370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42888">
                <text:p>31.2428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555708">
                <text:p>30.5557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98818">
                <text:p>29.988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473224">
                <text:p>29.4732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680263">
                <text:p>28.6802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599079">
                <text:p>27.5990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77541">
                <text:p>27.1775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40463">
                <text:p>26.5404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20247">
                <text:p>26.2202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22605">
                <text:p>26.4226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4129">
                <text:p>26.4141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25669">
                <text:p>26.525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70921">
                <text:p>26.2709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349376">
                <text:p>26.3493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03616">
                <text:p>26.3036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17703">
                <text:p>26.1177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64901">
                <text:p>25.9649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55748">
                <text:p>25.6557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731174">
                <text:p>25.7311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53125">
                <text:p>26.55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433536">
                <text:p>28.4335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390322">
                <text:p>30.3903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5268">
                <text:p>29.552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83355">
                <text:p>30.6833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465202">
                <text:p>30.4652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465475">
                <text:p>30.4654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874079">
                <text:p>29.8740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04069">
                <text:p>29.6040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771757">
                <text:p>28.7717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504816">
                <text:p>27.5048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175032">
                <text:p>27.1750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72574">
                <text:p>26.8725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97195">
                <text:p>26.5971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83609">
                <text:p>26.2836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8744">
                <text:p>26.387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96449">
                <text:p>26.3964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12837">
                <text:p>26.212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889994">
                <text:p>26.8899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33823">
                <text:p>26.1338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94406">
                <text:p>25.7944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0615">
                <text:p>26.006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63283">
                <text:p>25.4632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549317">
                <text:p>25.5493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23704">
                <text:p>25.9237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095251">
                <text:p>27.0952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175693">
                <text:p>29.1756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752619">
                <text:p>30.7526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03467">
                <text:p>31.003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099655">
                <text:p>30.0996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2961">
                <text:p>29.729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576249">
                <text:p>29.5762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75685">
                <text:p>29.3756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291068">
                <text:p>29.2910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46052">
                <text:p>28.8460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23233">
                <text:p>27.6232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07959">
                <text:p>26.6079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437061">
                <text:p>26.4370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772045">
                <text:p>26.7720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782352">
                <text:p>28.7823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091529">
                <text:p>31.0915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346552">
                <text:p>29.3465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19749">
                <text:p>28.9197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765439">
                <text:p>28.7654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028844">
                <text:p>30.0288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379128">
                <text:p>31.3791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32429">
                <text:p>30.4324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895959">
                <text:p>28.895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880022">
                <text:p>27.8800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330707">
                <text:p>27.3307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0052">
                <text:p>27.000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65679">
                <text:p>26.665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79772">
                <text:p>26.9797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01529">
                <text:p>26.8015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15213">
                <text:p>26.6152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36347">
                <text:p>26.7363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62325">
                <text:p>26.6623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5771">
                <text:p>26.657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57319">
                <text:p>26.3573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323116">
                <text:p>26.3231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91334">
                <text:p>27.191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71787">
                <text:p>27.3717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84335">
                <text:p>26.9843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37036">
                <text:p>26.7370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18544">
                <text:p>26.218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5522">
                <text:p>25.85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21337">
                <text:p>25.6213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32682">
                <text:p>25.7326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728132">
                <text:p>25.728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56012">
                <text:p>26.8560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426295">
                <text:p>28.4262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77249">
                <text:p>27.977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25578">
                <text:p>27.8255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602236">
                <text:p>29.6022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